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a1c3d" officeooo:paragraph-rsid="002a1c3d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0" style:family="paragraph" style:parent-style-name="Standard">
      <style:text-properties officeooo:rsid="00156edf" officeooo:paragraph-rsid="00156edf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6" style:family="paragraph" style:parent-style-name="Heading_20_1">
      <style:paragraph-properties fo:break-before="page"/>
      <style:text-properties officeooo:rsid="000fc6a8" officeooo:paragraph-rsid="000fc6a8"/>
    </style:style>
    <style:style style:name="P17" style:family="paragraph" style:parent-style-name="Heading_20_1">
      <style:paragraph-properties fo:break-before="page"/>
      <style:text-properties officeooo:rsid="001388d8" officeooo:paragraph-rsid="001388d8"/>
    </style:style>
    <style:style style:name="P18" style:family="paragraph" style:parent-style-name="Heading_20_1">
      <style:text-properties officeooo:rsid="001134a5" officeooo:paragraph-rsid="001134a5"/>
    </style:style>
    <style:style style:name="P19" style:family="paragraph" style:parent-style-name="Heading_20_1">
      <style:text-properties officeooo:rsid="0011be00" officeooo:paragraph-rsid="0011be00"/>
    </style:style>
    <style:style style:name="P20" style:family="paragraph" style:parent-style-name="Heading_20_1">
      <style:text-properties officeooo:rsid="001388d8" officeooo:paragraph-rsid="001388d8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text-properties fo:font-weight="bold" officeooo:rsid="001388d8" officeooo:paragraph-rsid="002e0d6c" style:font-weight-asian="bold" style:font-weight-complex="bold"/>
    </style:style>
    <style:style style:name="P23" style:family="paragraph" style:parent-style-name="Standard">
      <style:text-properties officeooo:rsid="002c648f" officeooo:paragraph-rsid="002c648f"/>
    </style:style>
    <style:style style:name="P24" style:family="paragraph" style:parent-style-name="Standard">
      <style:text-properties fo:font-weight="normal" officeooo:rsid="002c648f" officeooo:paragraph-rsid="002c648f" style:font-weight-asian="normal" style:font-weight-complex="normal"/>
    </style:style>
    <style:style style:name="P25" style:family="paragraph" style:parent-style-name="Standard">
      <style:text-properties fo:font-weight="normal" officeooo:rsid="001eb38e" officeooo:paragraph-rsid="0011be00" style:font-weight-asian="normal" style:font-weight-complex="normal"/>
    </style:style>
    <style:style style:name="P26" style:family="paragraph" style:parent-style-name="Standard">
      <style:text-properties officeooo:rsid="001388d8" officeooo:paragraph-rsid="001388d8"/>
    </style:style>
    <style:style style:name="P27" style:family="paragraph" style:parent-style-name="Standard">
      <style:text-properties officeooo:rsid="001388d8" officeooo:paragraph-rsid="002efd9d"/>
    </style:style>
    <style:style style:name="P28" style:family="paragraph" style:parent-style-name="List_20_Paragraph" style:list-style-name="L2">
      <style:text-properties fo:font-weight="normal" officeooo:rsid="002d0da3" officeooo:paragraph-rsid="002d0da3" style:font-weight-asian="normal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weight="normal" officeooo:rsid="002d0da3" officeooo:paragraph-rsid="002d0da3" style:font-weight-asian="normal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1" style:family="paragraph" style:parent-style-name="Preformatted_20_Text">
      <style:text-properties fo:color="#000000" style:font-name="DejaVu Sans Mono" fo:font-weight="bold" officeooo:rsid="001388d8" officeooo:paragraph-rsid="001388d8" style:font-weight-asian="normal" style:font-weight-complex="normal"/>
    </style:style>
    <style:style style:name="P32" style:family="paragraph" style:parent-style-name="Preformatted_20_Text">
      <style:text-properties fo:color="#000000" style:font-name="DejaVu Sans Mono" fo:font-weight="bold" officeooo:rsid="001388d8" officeooo:paragraph-rsid="002e0d6c" style:font-weight-asian="normal" style:font-weight-complex="normal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bold" officeooo:rsid="001388d8" officeooo:paragraph-rsid="002e0d6c" style:font-weight-asian="normal" style:font-weight-complex="normal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2e0d6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a1c3d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2ba7f6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c648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808000"/>
    </style:style>
    <style:style style:name="T14" style:family="text">
      <style:text-properties fo:color="#008000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weight="bold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weight="bold"/>
    </style:style>
    <style:style style:name="T19" style:family="text">
      <style:text-properties fo:color="#371f80" style:font-name="DejaVu Sans Mono"/>
    </style:style>
    <style:style style:name="T20" style:family="text">
      <style:text-properties style:font-name="DejaVu Sans Mono"/>
    </style:style>
    <style:style style:name="T21" style:family="text">
      <style:text-properties fo:color="#0000ff" style:font-name="DejaVu Sans Mono"/>
    </style:style>
    <style:style style:name="T22" style:family="text">
      <style:text-properties fo:color="#0000ff" fo:font-weight="bold"/>
    </style:style>
    <style:style style:name="T23" style:family="text">
      <style:text-properties fo:color="#1f542e" style:font-name="DejaVu Sans Mono" fo:font-weight="bold"/>
    </style:style>
    <style:style style:name="T24" style:family="text">
      <style:text-properties fo:color="#808080"/>
    </style:style>
    <style:style style:name="T25" style:family="text">
      <style:text-properties fo:color="#808080" style:font-name="DejaVu Sans Mono" fo:font-style="italic"/>
    </style:style>
    <style:style style:name="T26" style:family="text">
      <style:text-properties fo:color="#808080" fo:font-style="italic"/>
    </style:style>
    <style:style style:name="T27" style:family="text">
      <style:text-properties officeooo:rsid="002d0da3"/>
    </style:style>
    <style:style style:name="T28" style:family="text">
      <style:text-properties officeooo:rsid="002e0d6c"/>
    </style:style>
    <style:style style:name="T29" style:family="text">
      <style:text-properties fo:color="#008080"/>
    </style:style>
    <style:style style:name="T30" style:family="text">
      <style:text-properties fo:color="#008080" style:font-name="DejaVu Sans Mono"/>
    </style:style>
    <style:style style:name="T31" style:family="text">
      <style:text-properties fo:color="#660e7a" style:font-name="DejaVu Sans Mono"/>
    </style:style>
    <style:style style:name="T32" style:family="text">
      <style:text-properties officeooo:rsid="002e3401"/>
    </style:style>
    <style:style style:name="T33" style:family="text">
      <style:text-properties officeooo:rsid="00156e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6</text:span><text:span text:style-name="T1"> по курсу</text:span><text:span text:style-name="T3"> </text:span></text:p>
      <text:p text:style-name="P7">«Операционные системы»</text:p>
      <text:p text:style-name="P5"/>
      <text:p text:style-name="P6">Управление серверами сообщений</text:p>
      <text:p text:style-name="P2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5">Студент: </text:span><text:span text:style-name="T9">Семенов Илья Михайлович</text:span></text:p>
      <text:p text:style-name="P15"><text:span text:style-name="T5">Группа: М80 – 20</text:span><text:span text:style-name="T6">6</text:span><text:span text:style-name="T5">Б-18</text:span></text:p>
      <text:p text:style-name="P15"><text:span text:style-name="T5">Вариант: </text:span><text:span text:style-name="T7">41</text:span></text:p>
      <text:p text:style-name="P11">Преподаватель: Соколов Андрей <text:s/>Алексеевич</text:p>
      <text:p text:style-name="P11">Оценка: ___________</text:p>
      <text:p text:style-name="P11">Дата: ___________</text:p>
      <text:p text:style-name="P13"><text:span text:style-name="T8">Подпись</text:span><text:span text:style-name="T5">: ___________</text:span></text:p>
      <text:p text:style-name="P12"/>
      <text:p text:style-name="P12"/>
      <text:p text:style-name="P12">Москва, 2019</text:p>
      <text:h text:style-name="P16" text:outline-level="1">Постановка задачи</text:h>
      <text:p text:style-name="P23">Реализовать распределенную систему по обработке запросов. В данной системе должно существовать 2 вида узлов: «управляющий 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 данной системе необходимо предусмотреть проверку доступности узлов в соответствии с вариантом.</text:p>
      <text:p text:style-name="P8"><text:span text:style-name="T12">Вариант задания:</text:span><text:span text:style-name="T10"> </text:span><text:span text:style-name="T11">41</text:span><text:span text:style-name="T10">. </text:span><text:span text:style-name="T11">Топология — бинарное дерево. Тип вычислительной команды — сумма n чисел. Тип проверки узлов на доступность — пинг всех узлов.</text:span></text:p>
      <text:h text:style-name="P18" text:outline-level="1">Общие сведения о программе</text:h>
      <text:p text:style-name="P24">Программа состоит из двух файлов, которые компилируются в исполнительные <text:span text:style-name="T27">файлы(которые представляют управляющий и вычислительные узлы), а так же из статической библиотеки, которая подключается к вышеуказанным файлам. Общение между процессами происходит с помощью библиотеки zmq.</text:span></text:p>
      <text:p text:style-name="P25"/>
      <text:h text:style-name="P19" text:outline-level="1">Общий метод и алгоритм решения</text:h>
      <text:list xml:id="list1291790108" text:style-name="L2">
        <text:list-item>
          <text:p text:style-name="P28">Управляющий узел принимает команды, обрабатывает их и пересылает дочерним узлам(или выводит сообщение об ошибке).</text:p>
        </text:list-item>
        <text:list-item>
          <text:p text:style-name="P28">Дочерние узлы проверяют, может ли быть команда выполнена в данном узле, если нет, то команда пересылается в один из дочерних узлов, из которого возвращается некоторое сообщение(об успехе или об ошибке), которое потом пересылается обратно по дереву.</text:p>
        </text:list-item>
        <text:list-item>
          <text:p text:style-name="P28">Для корректной проверки на доступность узлов, используется дерево, эмулирующее поведение узлов в данной топологии(например, при удалении узла, удаляются все его потомки).</text:p>
        </text:list-item>
        <text:list-item>
          <text:p text:style-name="P28">Если узел недоступен, то по истечении таймаута будет сгенерировано сообщение о недоступности узла и оно будет передано вверх по дереву, к управляющему узлу.</text:p>
        </text:list-item>
        <text:list-item>
          <text:p text:style-name="P28">При удалении узла, все его потомки рекурсивно уничтожаются.</text:p>
        </text:list-item>
      </text:list>
      <text:p text:style-name="P29"/>
      <text:h text:style-name="P20" text:outline-level="1"/>
      <text:h text:style-name="P17" text:outline-level="1">Код программы</text:h>
      <text:p text:style-name="P9">main_<text:span text:style-name="T28">node</text:span>.c<text:span text:style-name="T28">pp</text:span>: </text:p>
      <text:p text:style-name="P31"><text:span text:style-name="T13">#include </text:span><text:span text:style-name="T14">&lt;iostream&gt;</text:span></text:p>
      <text:p text:style-name="P30"><text:span text:style-name="T13">#include </text:span><text:span text:style-name="T15">"zmq.hpp"</text:span></text:p>
      <text:p text:style-name="P30"><text:span text:style-name="T13">#include </text:span><text:span text:style-name="T15">&lt;string&gt;</text:span></text:p>
      <text:p text:style-name="P30"><text:span text:style-name="T13">#include </text:span><text:span text:style-name="T15">&lt;zconf.h&gt;</text:span></text:p>
      <text:p text:style-name="P30"><text:span text:style-name="T13">#include </text:span><text:span text:style-name="T15">&lt;vector&gt;</text:span></text:p>
      <text:p text:style-name="P30"><text:span text:style-name="T13">#include </text:span><text:span text:style-name="T15">&lt;signal.h&gt;</text:span></text:p>
      <text:p text:style-name="P30"><text:span text:style-name="T13">#include </text:span><text:span text:style-name="T15">&lt;sstream&gt;</text:span></text:p>
      <text:p text:style-name="P30"><text:span text:style-name="T13">#include </text:span><text:span text:style-name="T15">&lt;set&gt;</text:span></text:p>
      <text:p text:style-name="P30"><text:span text:style-name="T13">#include </text:span><text:span text:style-name="T15">&lt;algorithm&gt;</text:span></text:p>
      <text:p text:style-name="P30"><text:span text:style-name="T13">#include </text:span><text:span text:style-name="T15">"server_functions.h"</text:span></text:p>
      <text:p text:style-name="P30"><text:span text:style-name="T22"/></text:p>
      <text:p text:style-name="P30"><text:span text:style-name="T17">class </text:span><text:span text:style-name="T29">IdTree </text:span>{</text:p>
      <text:p text:style-name="P30"><text:span text:style-name="T17">public</text:span>:</text:p>
      <text:p text:style-name="P34"><text:s text:c="4"/><text:span text:style-name="T20">IdTree() = </text:span><text:span text:style-name="T18">default</text:span><text:span text:style-name="T20">;</text:span></text:p>
      <text:p text:style-name="P34"><text:s text:c="4"/><text:span text:style-name="T20">~IdTree() {</text:span></text:p>
      <text:p text:style-name="P34"><text:s text:c="8"/><text:span text:style-name="T20">delete_node(</text:span><text:span text:style-name="T31">head_</text:span><text:span text:style-name="T20">);</text:span></text:p>
      <text:p text:style-name="P34"><text:s text:c="4"/><text:span text:style-name="T20">}</text:span></text:p>
      <text:p text:style-name="P34"><text:s text:c="4"/><text:span text:style-name="T18">bool </text:span><text:span text:style-name="T20">contains(</text:span><text:span text:style-name="T18">int </text:span><text:span text:style-name="T20">id) {</text:span></text:p>
      <text:p text:style-name="P34"><text:s text:c="8"/><text:span text:style-name="T30">TreeNode</text:span><text:span text:style-name="T20">* temp = </text:span><text:span text:style-name="T31">head_</text:span><text:span text:style-name="T20">;</text:span></text:p>
      <text:p text:style-name="P34"><text:s text:c="8"/><text:span text:style-name="T18">while</text:span><text:span text:style-name="T20">(temp != </text:span><text:span text:style-name="T18">nullptr</text:span><text:span text:style-name="T20">) {</text:span></text:p>
      <text:p text:style-name="P34"><text:s text:c="12"/><text:span text:style-name="T18">if </text:span><text:span text:style-name="T20">(temp-&gt;</text:span><text:span text:style-name="T31">id_ </text:span><text:span text:style-name="T20">== id) {</text:span></text:p>
      <text:p text:style-name="P34"><text:s text:c="16"/><text:span text:style-name="T18">break</text:span><text:span text:style-name="T20">;</text:span></text:p>
      <text:p text:style-name="P34"><text:s text:c="12"/><text:span text:style-name="T20">}</text:span></text:p>
      <text:p text:style-name="P34"><text:s text:c="12"/><text:span text:style-name="T18">if </text:span><text:span text:style-name="T20">(id &gt; temp-&gt;</text:span><text:span text:style-name="T31">id_</text:span><text:span text:style-name="T20">) {</text:span></text:p>
      <text:p text:style-name="P34"><text:s text:c="16"/><text:span text:style-name="T20">temp = temp-&gt;</text:span><text:span text:style-name="T31">right</text:span><text:span text:style-name="T20">;</text:span></text:p>
      <text:p text:style-name="P34"><text:s text:c="12"/><text:span text:style-name="T20">}</text:span></text:p>
      <text:p text:style-name="P34"><text:s text:c="12"/><text:span text:style-name="T18">if </text:span><text:span text:style-name="T20">(id &lt; temp-&gt;</text:span><text:span text:style-name="T31">id_</text:span><text:span text:style-name="T20">) {</text:span></text:p>
      <text:p text:style-name="P34"><text:s text:c="16"/><text:span text:style-name="T20">temp = temp-&gt;</text:span><text:span text:style-name="T31">left</text:span><text:span text:style-name="T20">;</text:span></text:p>
      <text:p text:style-name="P34"><text:s text:c="12"/><text:span text:style-name="T20">}</text:span></text:p>
      <text:p text:style-name="P34"><text:s text:c="8"/><text:span text:style-name="T20">}</text:span></text:p>
      <text:p text:style-name="P34"><text:s text:c="8"/><text:span text:style-name="T18">return </text:span><text:span text:style-name="T20">temp != </text:span><text:span text:style-name="T18">nullptr</text:span><text:span text:style-name="T20">;</text:span></text:p>
      <text:p text:style-name="P34"><text:s text:c="4"/><text:span text:style-name="T20">}</text:span></text:p>
      <text:p text:style-name="P34"><text:s text:c="4"/><text:span text:style-name="T18">void </text:span><text:span text:style-name="T20">insert(</text:span><text:span text:style-name="T18">int </text:span><text:span text:style-name="T20">id) {</text:span></text:p>
      <text:p text:style-name="P34"><text:s text:c="8"/><text:span text:style-name="T18">if </text:span><text:span text:style-name="T20">(</text:span><text:span text:style-name="T31">head_ </text:span><text:span text:style-name="T20">== </text:span><text:span text:style-name="T18">nullptr</text:span><text:span text:style-name="T20">) {</text:span></text:p>
      <text:p text:style-name="P34"><text:s text:c="12"/><text:span text:style-name="T31">head_ </text:span><text:span text:style-name="T20">= </text:span><text:span text:style-name="T18">new </text:span><text:span text:style-name="T30">TreeNode</text:span><text:span text:style-name="T20">(id);</text:span></text:p>
      <text:p text:style-name="P34"><text:s text:c="12"/><text:span text:style-name="T18">return</text:span><text:span text:style-name="T20">;</text:span></text:p>
      <text:p text:style-name="P34"><text:s text:c="8"/><text:span text:style-name="T20">}</text:span></text:p>
      <text:p text:style-name="P34"><text:s text:c="8"/><text:span text:style-name="T30">TreeNode</text:span><text:span text:style-name="T20">* temp = </text:span><text:span text:style-name="T31">head_</text:span><text:span text:style-name="T20">;</text:span></text:p>
      <text:p text:style-name="P34"><text:s text:c="8"/><text:span text:style-name="T18">while</text:span><text:span text:style-name="T20">(temp != </text:span><text:span text:style-name="T18">nullptr</text:span><text:span text:style-name="T20">) {</text:span></text:p>
      <text:p text:style-name="P34"><text:s text:c="12"/><text:span text:style-name="T18">if </text:span><text:span text:style-name="T20">(id == temp-&gt;</text:span><text:span text:style-name="T31">id_</text:span><text:span text:style-name="T20">) {</text:span></text:p>
      <text:p text:style-name="P34"><text:s text:c="16"/><text:span text:style-name="T18">break</text:span><text:span text:style-name="T20">;</text:span></text:p>
      <text:p text:style-name="P34"><text:s text:c="12"/><text:span text:style-name="T20">}</text:span></text:p>
      <text:p text:style-name="P34"><text:s text:c="12"/><text:span text:style-name="T18">if </text:span><text:span text:style-name="T20">(id &lt; temp-&gt;</text:span><text:span text:style-name="T31">id_</text:span><text:span text:style-name="T20">) {</text:span></text:p>
      <text:p text:style-name="P34"><text:s text:c="16"/><text:span text:style-name="T18">if </text:span><text:span text:style-name="T20">(temp-&gt;</text:span><text:span text:style-name="T31">left </text:span><text:span text:style-name="T20">== </text:span><text:span text:style-name="T18">nullptr</text:span><text:span text:style-name="T20">) {</text:span></text:p>
      <text:p text:style-name="P34"><text:s text:c="20"/><text:span text:style-name="T20">temp-&gt;</text:span><text:span text:style-name="T31">left </text:span><text:span text:style-name="T20">= </text:span><text:span text:style-name="T18">new </text:span><text:span text:style-name="T30">TreeNode</text:span><text:span text:style-name="T20">(id);</text:span></text:p>
      <text:p text:style-name="P34"><text:s text:c="20"/><text:span text:style-name="T18">break</text:span><text:span text:style-name="T20">;</text:span></text:p>
      <text:p text:style-name="P34"><text:s text:c="16"/><text:span text:style-name="T20">}</text:span></text:p>
      <text:p text:style-name="P34"><text:s text:c="16"/><text:span text:style-name="T20">temp = temp-&gt;</text:span><text:span text:style-name="T31">left</text:span><text:span text:style-name="T20">;</text:span></text:p>
      <text:p text:style-name="P34"><text:s text:c="12"/><text:span text:style-name="T20">}</text:span></text:p>
      <text:p text:style-name="P34"><text:s text:c="12"/><text:span text:style-name="T18">if </text:span><text:span text:style-name="T20">(id &gt; temp-&gt;</text:span><text:span text:style-name="T31">id_</text:span><text:span text:style-name="T20">) {</text:span></text:p>
      <text:p text:style-name="P34"><text:s text:c="16"/><text:span text:style-name="T18">if </text:span><text:span text:style-name="T20">(temp-&gt;</text:span><text:span text:style-name="T31">right </text:span><text:span text:style-name="T20">== </text:span><text:span text:style-name="T18">nullptr</text:span><text:span text:style-name="T20">) {</text:span></text:p>
      <text:p text:style-name="P34"><text:s text:c="20"/><text:span text:style-name="T20">temp-&gt;</text:span><text:span text:style-name="T31">right </text:span><text:span text:style-name="T20">= </text:span><text:span text:style-name="T18">new </text:span><text:span text:style-name="T30">TreeNode</text:span><text:span text:style-name="T20">(id);</text:span></text:p>
      <text:p text:style-name="P34"><text:s text:c="20"/><text:span text:style-name="T18">break</text:span><text:span text:style-name="T20">;</text:span></text:p>
      <text:p text:style-name="P34"><text:soft-page-break/><text:s text:c="16"/><text:span text:style-name="T20">}</text:span></text:p>
      <text:p text:style-name="P34"><text:s text:c="16"/><text:span text:style-name="T20">temp = temp-&gt;</text:span><text:span text:style-name="T31">right</text:span><text:span text:style-name="T20">;</text:span></text:p>
      <text:p text:style-name="P34"><text:s text:c="12"/><text:span text:style-name="T20">}</text:span></text:p>
      <text:p text:style-name="P34"><text:s text:c="8"/><text:span text:style-name="T20">}</text:span></text:p>
      <text:p text:style-name="P34"><text:s text:c="4"/><text:span text:style-name="T20">}</text:span></text:p>
      <text:p text:style-name="P34"><text:s text:c="4"/><text:span text:style-name="T18">void </text:span><text:span text:style-name="T20">erase(</text:span><text:span text:style-name="T18">int </text:span><text:span text:style-name="T20">id) {</text:span></text:p>
      <text:p text:style-name="P34"><text:s text:c="8"/><text:span text:style-name="T30">TreeNode</text:span><text:span text:style-name="T20">* prev_id = </text:span><text:span text:style-name="T18">nullptr</text:span><text:span text:style-name="T20">;</text:span></text:p>
      <text:p text:style-name="P34"><text:s text:c="8"/><text:span text:style-name="T30">TreeNode</text:span><text:span text:style-name="T20">* temp = </text:span><text:span text:style-name="T31">head_</text:span><text:span text:style-name="T20">;</text:span></text:p>
      <text:p text:style-name="P34"><text:s text:c="8"/><text:span text:style-name="T18">while </text:span><text:span text:style-name="T20">(temp != </text:span><text:span text:style-name="T18">nullptr</text:span><text:span text:style-name="T20">) {</text:span></text:p>
      <text:p text:style-name="P34"><text:s text:c="12"/><text:span text:style-name="T18">if </text:span><text:span text:style-name="T20">(id == temp-&gt;</text:span><text:span text:style-name="T31">id_</text:span><text:span text:style-name="T20">) {</text:span></text:p>
      <text:p text:style-name="P34"><text:s text:c="16"/><text:span text:style-name="T18">if </text:span><text:span text:style-name="T20">(prev_id == </text:span><text:span text:style-name="T18">nullptr</text:span><text:span text:style-name="T20">) {</text:span></text:p>
      <text:p text:style-name="P34"><text:s text:c="20"/><text:span text:style-name="T31">head_ </text:span><text:span text:style-name="T20">= </text:span><text:span text:style-name="T18">nullptr</text:span><text:span text:style-name="T20">;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18">if </text:span><text:span text:style-name="T20">(prev_id-&gt;</text:span><text:span text:style-name="T31">left </text:span><text:span text:style-name="T20">== temp) {</text:span></text:p>
      <text:p text:style-name="P34"><text:s text:c="24"/><text:span text:style-name="T20">prev_id-&gt;</text:span><text:span text:style-name="T31">left </text:span><text:span text:style-name="T20">= </text:span><text:span text:style-name="T18">nullptr</text:span><text:span text:style-name="T20">;</text:span></text:p>
      <text:p text:style-name="P34"><text:s text:c="20"/><text:span text:style-name="T20">} </text:span><text:span text:style-name="T18">else </text:span><text:span text:style-name="T20">{</text:span></text:p>
      <text:p text:style-name="P34"><text:s text:c="24"/><text:span text:style-name="T20">prev_id-&gt;</text:span><text:span text:style-name="T31">right </text:span><text:span text:style-name="T20">= </text:span><text:span text:style-name="T18">nullptr</text:span><text:span text:style-name="T20">;</text:span></text:p>
      <text:p text:style-name="P34"><text:s text:c="20"/><text:span text:style-name="T20">}</text:span></text:p>
      <text:p text:style-name="P34"><text:s text:c="16"/><text:span text:style-name="T20">}</text:span></text:p>
      <text:p text:style-name="P34"><text:s text:c="16"/><text:span text:style-name="T20">delete_node(temp);</text:span></text:p>
      <text:p text:style-name="P34"><text:s text:c="12"/><text:span text:style-name="T20">} </text:span><text:span text:style-name="T18">else if </text:span><text:span text:style-name="T20">(id &lt; temp-&gt;</text:span><text:span text:style-name="T31">id_</text:span><text:span text:style-name="T20">) {</text:span></text:p>
      <text:p text:style-name="P34"><text:s text:c="16"/><text:span text:style-name="T20">prev_id = temp;</text:span></text:p>
      <text:p text:style-name="P34"><text:s text:c="16"/><text:span text:style-name="T20">temp = temp-&gt;</text:span><text:span text:style-name="T31">left</text:span><text:span text:style-name="T20">;</text:span></text:p>
      <text:p text:style-name="P34"><text:s text:c="12"/><text:span text:style-name="T20">} </text:span><text:span text:style-name="T18">else if </text:span><text:span text:style-name="T20">(id &gt; temp-&gt;</text:span><text:span text:style-name="T31">id_</text:span><text:span text:style-name="T20">) {</text:span></text:p>
      <text:p text:style-name="P34"><text:s text:c="16"/><text:span text:style-name="T20">prev_id = temp;</text:span></text:p>
      <text:p text:style-name="P34"><text:s text:c="16"/><text:span text:style-name="T20">temp = temp-&gt;</text:span><text:span text:style-name="T31">right</text:span><text:span text:style-name="T20">;</text:span></text:p>
      <text:p text:style-name="P34"><text:s text:c="12"/><text:span text:style-name="T20">}</text:span></text:p>
      <text:p text:style-name="P34"><text:s text:c="8"/><text:span text:style-name="T20">}</text:span></text:p>
      <text:p text:style-name="P34"><text:s text:c="4"/><text:span text:style-name="T20">}</text:span></text:p>
      <text:p text:style-name="P34"><text:s text:c="4"/><text:span text:style-name="T30">std</text:span><text:span text:style-name="T20">::</text:span><text:span text:style-name="T30">vector</text:span><text:span text:style-name="T20">&lt;</text:span><text:span text:style-name="T18">int</text:span><text:span text:style-name="T20">&gt; get_nodes() </text:span><text:span text:style-name="T18">const </text:span><text:span text:style-name="T20">{</text:span></text:p>
      <text:p text:style-name="P34"><text:s text:c="8"/><text:span text:style-name="T30">std</text:span><text:span text:style-name="T20">::</text:span><text:span text:style-name="T30">vector</text:span><text:span text:style-name="T20">&lt;</text:span><text:span text:style-name="T18">int</text:span><text:span text:style-name="T20">&gt; result;</text:span></text:p>
      <text:p text:style-name="P34"><text:s text:c="8"/><text:span text:style-name="T20">get_nodes(</text:span><text:span text:style-name="T31">head_</text:span><text:span text:style-name="T20">, result);</text:span></text:p>
      <text:p text:style-name="P34"><text:s text:c="8"/><text:span text:style-name="T18">return </text:span><text:span text:style-name="T20">result;</text:span></text:p>
      <text:p text:style-name="P34"><text:s text:c="4"/><text:span text:style-name="T20">}</text:span></text:p>
      <text:p text:style-name="P30"><text:span text:style-name="T17">private</text:span>:</text:p>
      <text:p text:style-name="P34"><text:s text:c="4"/><text:span text:style-name="T18">struct </text:span><text:span text:style-name="T30">TreeNode </text:span><text:span text:style-name="T20">{</text:span></text:p>
      <text:p text:style-name="P34"><text:s text:c="8"/><text:span text:style-name="T20">TreeNode(</text:span><text:span text:style-name="T18">int </text:span><text:span text:style-name="T20">id) : </text:span><text:span text:style-name="T31">id_</text:span><text:span text:style-name="T20">(id) {}</text:span></text:p>
      <text:p text:style-name="P34"><text:s text:c="8"/><text:span text:style-name="T18">int </text:span><text:span text:style-name="T31">id_</text:span><text:span text:style-name="T20">;</text:span></text:p>
      <text:p text:style-name="P34"><text:s text:c="8"/><text:span text:style-name="T30">TreeNode</text:span><text:span text:style-name="T20">* </text:span><text:span text:style-name="T31">left </text:span><text:span text:style-name="T20">= </text:span><text:span text:style-name="T18">nullptr</text:span><text:span text:style-name="T20">;</text:span></text:p>
      <text:p text:style-name="P34"><text:s text:c="8"/><text:span text:style-name="T30">TreeNode</text:span><text:span text:style-name="T20">* </text:span><text:span text:style-name="T31">right </text:span><text:span text:style-name="T20">= </text:span><text:span text:style-name="T18">nullptr</text:span><text:span text:style-name="T20">;</text:span></text:p>
      <text:p text:style-name="P34"><text:s text:c="4"/><text:span text:style-name="T20">};</text:span></text:p>
      <text:p text:style-name="P34"><text:s text:c="4"/><text:span text:style-name="T18">void </text:span><text:span text:style-name="T20">get_nodes(</text:span><text:span text:style-name="T30">TreeNode</text:span><text:span text:style-name="T20">* node, </text:span><text:span text:style-name="T30">std</text:span><text:span text:style-name="T20">::</text:span><text:span text:style-name="T30">vector</text:span><text:span text:style-name="T20">&lt;</text:span><text:span text:style-name="T18">int</text:span><text:span text:style-name="T20">&gt;&amp; v) </text:span><text:span text:style-name="T18">const </text:span><text:span text:style-name="T20">{</text:span></text:p>
      <text:p text:style-name="P34"><text:s text:c="8"/><text:span text:style-name="T18">if </text:span><text:span text:style-name="T20">(node == </text:span><text:span text:style-name="T18">nullptr</text:span><text:span text:style-name="T20">) {</text:span></text:p>
      <text:p text:style-name="P34"><text:s text:c="12"/><text:span text:style-name="T18">return</text:span><text:span text:style-name="T20">;</text:span></text:p>
      <text:p text:style-name="P34"><text:s text:c="8"/><text:span text:style-name="T20">}</text:span></text:p>
      <text:p text:style-name="P34"><text:s text:c="8"/><text:span text:style-name="T20">get_nodes(node-&gt;</text:span><text:span text:style-name="T31">left</text:span><text:span text:style-name="T20">,v);</text:span></text:p>
      <text:p text:style-name="P34"><text:s text:c="8"/><text:span text:style-name="T20">v.push_back(node-&gt;</text:span><text:span text:style-name="T31">id_</text:span><text:span text:style-name="T20">);</text:span></text:p>
      <text:p text:style-name="P34"><text:s text:c="8"/><text:span text:style-name="T20">get_nodes(node-&gt;</text:span><text:span text:style-name="T31">right</text:span><text:span text:style-name="T20">, v);</text:span></text:p>
      <text:p text:style-name="P34"><text:s text:c="4"/><text:span text:style-name="T20">}</text:span></text:p>
      <text:p text:style-name="P34"><text:s text:c="4"/><text:span text:style-name="T18">void </text:span><text:span text:style-name="T20">delete_node(</text:span><text:span text:style-name="T30">TreeNode</text:span><text:span text:style-name="T20">* node) {</text:span></text:p>
      <text:p text:style-name="P34"><text:s text:c="8"/><text:span text:style-name="T18">if </text:span><text:span text:style-name="T20">(node == </text:span><text:span text:style-name="T18">nullptr</text:span><text:span text:style-name="T20">) {</text:span></text:p>
      <text:p text:style-name="P34"><text:s text:c="12"/><text:span text:style-name="T18">return</text:span><text:span text:style-name="T20">;</text:span></text:p>
      <text:p text:style-name="P34"><text:s text:c="8"/><text:span text:style-name="T20">}</text:span></text:p>
      <text:p text:style-name="P34"><text:s text:c="8"/><text:span text:style-name="T20">delete_node(node-&gt;</text:span><text:span text:style-name="T31">right</text:span><text:span text:style-name="T20">);</text:span></text:p>
      <text:p text:style-name="P34"><text:s text:c="8"/><text:span text:style-name="T20">delete_node(node-&gt;</text:span><text:span text:style-name="T31">left</text:span><text:span text:style-name="T20">);</text:span></text:p>
      <text:p text:style-name="P34"><text:s text:c="8"/><text:span text:style-name="T18">delete </text:span><text:span text:style-name="T20">node;</text:span></text:p>
      <text:p text:style-name="P34"><text:s text:c="4"/><text:span text:style-name="T20">}</text:span></text:p>
      <text:p text:style-name="P34"><text:soft-page-break/><text:s text:c="4"/><text:span text:style-name="T30">TreeNode</text:span><text:span text:style-name="T20">* </text:span><text:span text:style-name="T31">head_ </text:span><text:span text:style-name="T20">= </text:span><text:span text:style-name="T18">nullptr</text:span><text:span text:style-name="T20">;</text:span></text:p>
      <text:p text:style-name="P30">};</text:p>
      <text:p text:style-name="P30"><text:span text:style-name="T17">int </text:span>main() {</text:p>
      <text:p text:style-name="P34"><text:s text:c="4"/><text:span text:style-name="T30">std</text:span><text:span text:style-name="T20">::</text:span><text:span text:style-name="T19">string </text:span><text:span text:style-name="T20">command;</text:span></text:p>
      <text:p text:style-name="P34"><text:s text:c="4"/><text:span text:style-name="T30">IdTree </text:span><text:span text:style-name="T20">ids;</text:span></text:p>
      <text:p text:style-name="P34"><text:s text:c="4"/><text:span text:style-name="T19">size_t </text:span><text:span text:style-name="T20">child_pid = </text:span><text:span text:style-name="T21">0</text:span><text:span text:style-name="T20">;</text:span></text:p>
      <text:p text:style-name="P34"><text:s text:c="4"/><text:span text:style-name="T18">int </text:span><text:span text:style-name="T20">child_id = </text:span><text:span text:style-name="T21">0</text:span><text:span text:style-name="T20">;</text:span></text:p>
      <text:p text:style-name="P34"><text:s text:c="4"/><text:span text:style-name="T30">zmq</text:span><text:span text:style-name="T20">::</text:span><text:span text:style-name="T30">context_t </text:span><text:span text:style-name="T20">context(</text:span><text:span text:style-name="T21">1</text:span><text:span text:style-name="T20">);</text:span></text:p>
      <text:p text:style-name="P34"><text:s text:c="4"/><text:span text:style-name="T30">zmq</text:span><text:span text:style-name="T20">::</text:span><text:span text:style-name="T30">socket_t </text:span><text:span text:style-name="T20">main_socket(context, ZMQ_REQ);</text:span></text:p>
      <text:p text:style-name="P34"><text:s text:c="4"/><text:span text:style-name="T18">int </text:span><text:span text:style-name="T20">linger = </text:span><text:span text:style-name="T21">0</text:span><text:span text:style-name="T20">;</text:span></text:p>
      <text:p text:style-name="P34"><text:s text:c="4"/><text:span text:style-name="T20">main_socket.setsockopt(ZMQ_SNDTIMEO, </text:span><text:span text:style-name="T21">2000</text:span><text:span text:style-name="T20">);</text:span></text:p>
      <text:p text:style-name="P34"><text:s text:c="4"/><text:span text:style-name="T25">//main_socket.setsockopt(ZMQ_RCVTIMEO, 2000);</text:span></text:p>
      <text:p text:style-name="P34"><text:span text:style-name="T24"><text:s text:c="4"/></text:span><text:span text:style-name="T20">main_socket.setsockopt(ZMQ_LINGER, &amp;linger, </text:span><text:span text:style-name="T18">sizeof</text:span><text:span text:style-name="T20">(linger));</text:span></text:p>
      <text:p text:style-name="P34"><text:s text:c="4"/><text:span text:style-name="T25">//main_socket.connect(get_connect_name(30000));</text:span></text:p>
      <text:p text:style-name="P34"><text:span text:style-name="T24"><text:s text:c="4"/></text:span><text:span text:style-name="T18">int </text:span><text:span text:style-name="T20">port = bind_socket(main_socket);</text:span></text:p>
      <text:p text:style-name="P34"><text:s text:c="4"/><text:span text:style-name="T18">while </text:span><text:span text:style-name="T20">(</text:span><text:span text:style-name="T18">true</text:span><text:span text:style-name="T20">) {</text:span></text:p>
      <text:p text:style-name="P34"><text:s text:c="8"/><text:span text:style-name="T30">std</text:span><text:span text:style-name="T20">::cin </text:span><text:span text:style-name="T30">&gt;&gt; </text:span><text:span text:style-name="T20">command;</text:span></text:p>
      <text:p text:style-name="P34"><text:s text:c="8"/><text:span text:style-name="T18">if </text:span><text:span text:style-name="T20">(command </text:span><text:span text:style-name="T30">== </text:span><text:span text:style-name="T16">"create"</text:span><text:span text:style-name="T20">) {</text:span></text:p>
      <text:p text:style-name="P34"><text:s text:c="12"/><text:span text:style-name="T19">size_t </text:span><text:span text:style-name="T20">node_id;</text:span></text:p>
      <text:p text:style-name="P34"><text:s text:c="12"/><text:span text:style-name="T30">std</text:span><text:span text:style-name="T20">::</text:span><text:span text:style-name="T19">string </text:span><text:span text:style-name="T20">result;</text:span></text:p>
      <text:p text:style-name="P34"><text:s text:c="12"/><text:span text:style-name="T30">std</text:span><text:span text:style-name="T20">::cin </text:span><text:span text:style-name="T30">&gt;&gt; </text:span><text:span text:style-name="T20">node_id;</text:span></text:p>
      <text:p text:style-name="P34"><text:s text:c="12"/><text:span text:style-name="T18">if </text:span><text:span text:style-name="T20">(child_pid == </text:span><text:span text:style-name="T21">0</text:span><text:span text:style-name="T20">) {</text:span></text:p>
      <text:p text:style-name="P34"><text:s text:c="16"/><text:span text:style-name="T20">child_pid = fork();</text:span></text:p>
      <text:p text:style-name="P34"><text:s text:c="16"/><text:span text:style-name="T18">if </text:span><text:span text:style-name="T20">(child_pid == -</text:span><text:span text:style-name="T21">1</text:span><text:span text:style-name="T20">) {</text:span></text:p>
      <text:p text:style-name="P34"><text:s text:c="20"/><text:span text:style-name="T30">std</text:span><text:span text:style-name="T20">::cout </text:span><text:span text:style-name="T30">&lt;&lt; </text:span><text:span text:style-name="T16">"Unable to create first worker node</text:span><text:span text:style-name="T18">\n</text:span><text:span text:style-name="T16">"</text:span><text:span text:style-name="T20">;</text:span></text:p>
      <text:p text:style-name="P34"><text:s text:c="20"/><text:span text:style-name="T20">child_pid = </text:span><text:span text:style-name="T21">0</text:span><text:span text:style-name="T20">;</text:span></text:p>
      <text:p text:style-name="P34"><text:s text:c="20"/><text:span text:style-name="T20">exit(</text:span><text:span text:style-name="T21">1</text:span><text:span text:style-name="T20">);</text:span></text:p>
      <text:p text:style-name="P34"><text:s text:c="16"/><text:span text:style-name="T20">} </text:span><text:span text:style-name="T18">else if </text:span><text:span text:style-name="T20">(child_pid == </text:span><text:span text:style-name="T21">0</text:span><text:span text:style-name="T20">) {</text:span></text:p>
      <text:p text:style-name="P34"><text:s text:c="20"/><text:span text:style-name="T20">create_node(node_id, port);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20">child_id = node_id;</text:span></text:p>
      <text:p text:style-name="P34"><text:s text:c="20"/><text:span text:style-name="T20">send_message(main_socket,</text:span><text:span text:style-name="T16">"pid"</text:span><text:span text:style-name="T20">);</text:span></text:p>
      <text:p text:style-name="P34"><text:s text:c="20"/><text:span text:style-name="T20">result </text:span><text:span text:style-name="T30">= </text:span><text:span text:style-name="T20">recieve_message(main_socket);</text:span></text:p>
      <text:p text:style-name="P34"><text:s text:c="16"/><text:span text:style-name="T20">}</text:span></text:p>
      <text:p text:style-name="P34"><text:s text:c="12"/><text:span text:style-name="T20">} </text:span><text:span text:style-name="T18">else </text:span><text:span text:style-name="T20">{</text:span></text:p>
      <text:p text:style-name="P35">// <text:s text:c="15"/>if (child_id == node_id) {</text:p>
      <text:p text:style-name="P35">// <text:s text:c="19"/>std::cout &lt;&lt; "Error: Already exists";</text:p>
      <text:p text:style-name="P35">// <text:s text:c="15"/>}</text:p>
      <text:p text:style-name="P34"><text:span text:style-name="T24"><text:s text:c="16"/></text:span><text:span text:style-name="T30">std</text:span><text:span text:style-name="T20">::</text:span><text:span text:style-name="T19">ostringstream </text:span><text:span text:style-name="T20">msg_stream;</text:span></text:p>
      <text:p text:style-name="P34"><text:s text:c="16"/><text:span text:style-name="T20">msg_stream </text:span><text:span text:style-name="T30">&lt;&lt; </text:span><text:span text:style-name="T16">"create " </text:span><text:span text:style-name="T30">&lt;&lt; </text:span><text:span text:style-name="T20">node_id;</text:span></text:p>
      <text:p text:style-name="P34"><text:s text:c="16"/><text:span text:style-name="T20">send_message(main_socket, msg_stream.str());</text:span></text:p>
      <text:p text:style-name="P34"><text:s text:c="16"/><text:span text:style-name="T20">result </text:span><text:span text:style-name="T30">= </text:span><text:span text:style-name="T20">recieve_message(main_socket);</text:span></text:p>
      <text:p text:style-name="P34"><text:s text:c="12"/><text:span text:style-name="T20">}</text:span></text:p>
      <text:p text:style-name="P34"><text:s text:c="12"/><text:span text:style-name="T18">if </text:span><text:span text:style-name="T20">(result.substr(</text:span><text:span text:style-name="T21">0</text:span><text:span text:style-name="T20">,</text:span><text:span text:style-name="T21">2</text:span><text:span text:style-name="T20">) </text:span><text:span text:style-name="T30">== </text:span><text:span text:style-name="T16">"Ok"</text:span><text:span text:style-name="T20">) {</text:span></text:p>
      <text:p text:style-name="P34"><text:s text:c="16"/><text:span text:style-name="T20">ids.insert(node_id);</text:span></text:p>
      <text:p text:style-name="P34"><text:s text:c="12"/><text:span text:style-name="T20">}</text:span></text:p>
      <text:p text:style-name="P34"><text:s text:c="12"/><text:span text:style-name="T30">std</text:span><text:span text:style-name="T20">::cout </text:span><text:span text:style-name="T30">&lt;&lt; </text:span><text:span text:style-name="T20">result </text:span><text:span text:style-name="T30">&lt;&lt; </text:span><text:span text:style-name="T16">"</text:span><text:span text:style-name="T18">\n</text:span><text:span text:style-name="T16">"</text:span><text:span text:style-name="T20">;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remove"</text:span><text:span text:style-name="T20">) {</text:span></text:p>
      <text:p text:style-name="P34"><text:s text:c="12"/><text:span text:style-name="T18">if </text:span><text:span text:style-name="T20">(child_pid == </text:span><text:span text:style-name="T21">0</text:span><text:span text:style-name="T20">) {</text:span></text:p>
      <text:p text:style-name="P34"><text:s text:c="16"/><text:span text:style-name="T30">std</text:span><text:span text:style-name="T20">::cout </text:span><text:span text:style-name="T30">&lt;&lt; </text:span><text:span text:style-name="T16">"Error:Not found</text:span><text:span text:style-name="T18">\n</text:span><text:span text:style-name="T16">"</text:span><text:span text:style-name="T20">;</text:span></text:p>
      <text:p text:style-name="P34"><text:s text:c="16"/><text:span text:style-name="T18">continue</text:span><text:span text:style-name="T20">;</text:span></text:p>
      <text:p text:style-name="P34"><text:s text:c="12"/><text:span text:style-name="T20">}</text:span></text:p>
      <text:p text:style-name="P34"><text:s text:c="12"/><text:span text:style-name="T19">size_t </text:span><text:span text:style-name="T20">node_id;</text:span></text:p>
      <text:p text:style-name="P34"><text:s text:c="12"/><text:span text:style-name="T30">std</text:span><text:span text:style-name="T20">::cin </text:span><text:span text:style-name="T30">&gt;&gt; </text:span><text:span text:style-name="T20">node_id;</text:span></text:p>
      <text:p text:style-name="P34"><text:s text:c="12"/><text:span text:style-name="T18">if </text:span><text:span text:style-name="T20">(node_id == child_id) {</text:span></text:p>
      <text:p text:style-name="P34"><text:s text:c="16"/><text:span text:style-name="T20">kill(child_pid, SIGTERM);</text:span></text:p>
      <text:p text:style-name="P34"><text:s text:c="16"/><text:span text:style-name="T20">kill(child_pid, SIGKILL);</text:span></text:p>
      <text:p text:style-name="P34"><text:soft-page-break/><text:s text:c="16"/><text:span text:style-name="T20">child_id = </text:span><text:span text:style-name="T21">0</text:span><text:span text:style-name="T20">;</text:span></text:p>
      <text:p text:style-name="P34"><text:s text:c="16"/><text:span text:style-name="T20">child_pid = </text:span><text:span text:style-name="T21">0</text:span><text:span text:style-name="T20">;</text:span></text:p>
      <text:p text:style-name="P34"><text:s text:c="16"/><text:span text:style-name="T30">std</text:span><text:span text:style-name="T20">::cout </text:span><text:span text:style-name="T30">&lt;&lt; </text:span><text:span text:style-name="T16">"Ok</text:span><text:span text:style-name="T18">\n</text:span><text:span text:style-name="T16">"</text:span><text:span text:style-name="T20">;</text:span></text:p>
      <text:p text:style-name="P34"><text:s text:c="16"/><text:span text:style-name="T20">ids.erase(node_id);</text:span></text:p>
      <text:p text:style-name="P34"><text:s text:c="16"/><text:span text:style-name="T18">continue</text:span><text:span text:style-name="T20">;</text:span></text:p>
      <text:p text:style-name="P34"><text:s text:c="12"/><text:span text:style-name="T20">}</text:span></text:p>
      <text:p text:style-name="P34"><text:s text:c="12"/><text:span text:style-name="T30">std</text:span><text:span text:style-name="T20">::</text:span><text:span text:style-name="T19">string </text:span><text:span text:style-name="T20">message_string = </text:span><text:span text:style-name="T16">"remove " </text:span><text:span text:style-name="T30">+ std</text:span><text:span text:style-name="T20">::to_string(node_id);</text:span></text:p>
      <text:p text:style-name="P34"><text:s text:c="12"/><text:span text:style-name="T20">send_message(main_socket, message_string);</text:span></text:p>
      <text:p text:style-name="P34"><text:s text:c="12"/><text:span text:style-name="T30">std</text:span><text:span text:style-name="T20">::</text:span><text:span text:style-name="T19">string </text:span><text:span text:style-name="T20">recieved_message = recieve_message(main_socket);</text:span></text:p>
      <text:p text:style-name="P34"><text:s text:c="12"/><text:span text:style-name="T18">if </text:span><text:span text:style-name="T20">(recieved_message.substr(</text:span><text:span text:style-name="T21">0</text:span><text:span text:style-name="T20">, </text:span><text:span text:style-name="T30">std</text:span><text:span text:style-name="T20">::min&lt;</text:span><text:span text:style-name="T18">int</text:span><text:span text:style-name="T20">&gt;(recieved_message.size(), </text:span><text:span text:style-name="T21">2</text:span><text:span text:style-name="T20">)) </text:span><text:span text:style-name="T30">== </text:span><text:span text:style-name="T16">"Ok"</text:span><text:span text:style-name="T20">) {</text:span></text:p>
      <text:p text:style-name="P34"><text:s text:c="16"/><text:span text:style-name="T20">ids.erase(node_id);</text:span></text:p>
      <text:p text:style-name="P34"><text:s text:c="12"/><text:span text:style-name="T20">}</text:span></text:p>
      <text:p text:style-name="P34"><text:s text:c="12"/><text:span text:style-name="T30">std</text:span><text:span text:style-name="T20">::cout </text:span><text:span text:style-name="T30">&lt;&lt; </text:span><text:span text:style-name="T20">recieved_message </text:span><text:span text:style-name="T30">&lt;&lt; </text:span><text:span text:style-name="T16">"</text:span><text:span text:style-name="T18">\n</text:span><text:span text:style-name="T16">"</text:span><text:span text:style-name="T20">;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exec"</text:span><text:span text:style-name="T20">) {</text:span></text:p>
      <text:p text:style-name="P34"><text:s text:c="12"/><text:span text:style-name="T18">int </text:span><text:span text:style-name="T20">id, n;</text:span></text:p>
      <text:p text:style-name="P34"><text:s text:c="12"/><text:span text:style-name="T30">std</text:span><text:span text:style-name="T20">::cin </text:span><text:span text:style-name="T30">&gt;&gt; </text:span><text:span text:style-name="T20">id </text:span><text:span text:style-name="T30">&gt;&gt; </text:span><text:span text:style-name="T20">n;</text:span></text:p>
      <text:p text:style-name="P34"><text:s text:c="12"/><text:span text:style-name="T30">std</text:span><text:span text:style-name="T20">::</text:span><text:span text:style-name="T30">vector</text:span><text:span text:style-name="T20">&lt;</text:span><text:span text:style-name="T18">int</text:span><text:span text:style-name="T20">&gt; numbers(n);</text:span></text:p>
      <text:p text:style-name="P34"><text:s text:c="12"/><text:span text:style-name="T18">for </text:span><text:span text:style-name="T20">(</text:span><text:span text:style-name="T18">int </text:span><text:span text:style-name="T20">i = </text:span><text:span text:style-name="T21">0</text:span><text:span text:style-name="T20">; i &lt; n; ++i) {</text:span></text:p>
      <text:p text:style-name="P34"><text:s text:c="16"/><text:span text:style-name="T30">std</text:span><text:span text:style-name="T20">::cin </text:span><text:span text:style-name="T30">&gt;&gt; </text:span><text:span text:style-name="T20">numbers</text:span><text:span text:style-name="T30">[</text:span><text:span text:style-name="T20">i</text:span><text:span text:style-name="T30">]</text:span><text:span text:style-name="T20">;</text:span></text:p>
      <text:p text:style-name="P34"><text:s text:c="12"/><text:span text:style-name="T20">}</text:span></text:p>
      <text:p text:style-name="P34"><text:s text:c="12"/><text:span text:style-name="T30">std</text:span><text:span text:style-name="T20">::</text:span><text:span text:style-name="T19">string </text:span><text:span text:style-name="T20">message_string = </text:span><text:span text:style-name="T16">"exec " </text:span><text:span text:style-name="T30">+ std</text:span><text:span text:style-name="T20">::to_string(id) </text:span><text:span text:style-name="T30">+ </text:span><text:span text:style-name="T16">" " </text:span><text:span text:style-name="T30">+ std</text:span><text:span text:style-name="T20">::to_string(n);</text:span></text:p>
      <text:p text:style-name="P34"><text:s text:c="12"/><text:span text:style-name="T18">for </text:span><text:span text:style-name="T20">(</text:span><text:span text:style-name="T18">int </text:span><text:span text:style-name="T20">i = </text:span><text:span text:style-name="T21">0</text:span><text:span text:style-name="T20">; i &lt; n; ++i) {</text:span></text:p>
      <text:p text:style-name="P34"><text:s text:c="16"/><text:span text:style-name="T20">message_string </text:span><text:span text:style-name="T30">+= </text:span><text:span text:style-name="T16">" " </text:span><text:span text:style-name="T30">+ std</text:span><text:span text:style-name="T20">::to_string(numbers</text:span><text:span text:style-name="T30">[</text:span><text:span text:style-name="T20">i</text:span><text:span text:style-name="T30">]</text:span><text:span text:style-name="T20">);</text:span></text:p>
      <text:p text:style-name="P34"><text:s text:c="12"/><text:span text:style-name="T20">}</text:span></text:p>
      <text:p text:style-name="P34"><text:s text:c="12"/><text:span text:style-name="T20">send_message(main_socket, message_string);</text:span></text:p>
      <text:p text:style-name="P34"><text:s text:c="12"/><text:span text:style-name="T30">std</text:span><text:span text:style-name="T20">::</text:span><text:span text:style-name="T19">string </text:span><text:span text:style-name="T20">recieved_message = recieve_message(main_socket);</text:span></text:p>
      <text:p text:style-name="P34"><text:s text:c="12"/><text:span text:style-name="T30">std</text:span><text:span text:style-name="T20">::cout </text:span><text:span text:style-name="T30">&lt;&lt; </text:span><text:span text:style-name="T20">recieved_message </text:span><text:span text:style-name="T30">&lt;&lt; </text:span><text:span text:style-name="T16">"</text:span><text:span text:style-name="T18">\n</text:span><text:span text:style-name="T16">"</text:span><text:span text:style-name="T20">;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pingall"</text:span><text:span text:style-name="T20">) {</text:span></text:p>
      <text:p text:style-name="P34"><text:s text:c="12"/><text:span text:style-name="T20">send_message(main_socket,</text:span><text:span text:style-name="T16">"pingall"</text:span><text:span text:style-name="T20">);</text:span></text:p>
      <text:p text:style-name="P34"><text:s text:c="12"/><text:span text:style-name="T30">std</text:span><text:span text:style-name="T20">::</text:span><text:span text:style-name="T19">string </text:span><text:span text:style-name="T20">recieved = recieve_message(main_socket);</text:span></text:p>
      <text:p text:style-name="P34"><text:s text:c="12"/><text:span text:style-name="T30">std</text:span><text:span text:style-name="T20">::</text:span><text:span text:style-name="T19">istringstream </text:span><text:span text:style-name="T20">is;</text:span></text:p>
      <text:p text:style-name="P34"><text:s text:c="12"/><text:span text:style-name="T18">if </text:span><text:span text:style-name="T20">(recieved.substr(</text:span><text:span text:style-name="T21">0</text:span><text:span text:style-name="T20">,</text:span><text:span text:style-name="T30">std</text:span><text:span text:style-name="T20">::min&lt;</text:span><text:span text:style-name="T18">int</text:span><text:span text:style-name="T20">&gt;(recieved.size(), </text:span><text:span text:style-name="T21">5</text:span><text:span text:style-name="T20">)) </text:span><text:span text:style-name="T30">== </text:span><text:span text:style-name="T16">"Error"</text:span><text:span text:style-name="T20">) {</text:span></text:p>
      <text:p text:style-name="P34"><text:s text:c="16"/><text:span text:style-name="T20">is </text:span><text:span text:style-name="T30">= std</text:span><text:span text:style-name="T20">::</text:span><text:span text:style-name="T19">istringstream</text:span><text:span text:style-name="T20">(</text:span><text:span text:style-name="T16">""</text:span><text:span text:style-name="T20">);</text:span></text:p>
      <text:p text:style-name="P34"><text:s text:c="12"/><text:span text:style-name="T20">} </text:span><text:span text:style-name="T18">else </text:span><text:span text:style-name="T20">{</text:span></text:p>
      <text:p text:style-name="P34"><text:s text:c="16"/><text:span text:style-name="T20">is </text:span><text:span text:style-name="T30">= std</text:span><text:span text:style-name="T20">::</text:span><text:span text:style-name="T19">istringstream</text:span><text:span text:style-name="T20">(recieved);</text:span></text:p>
      <text:p text:style-name="P34"><text:s text:c="12"/><text:span text:style-name="T20">}</text:span></text:p>
      <text:p text:style-name="P34"><text:s text:c="12"/></text:p>
      <text:p text:style-name="P34"><text:s text:c="12"/><text:span text:style-name="T30">std</text:span><text:span text:style-name="T20">::</text:span><text:span text:style-name="T30">set</text:span><text:span text:style-name="T20">&lt;</text:span><text:span text:style-name="T18">int</text:span><text:span text:style-name="T20">&gt; recieved_ids;</text:span></text:p>
      <text:p text:style-name="P34"><text:s text:c="12"/><text:span text:style-name="T18">int </text:span><text:span text:style-name="T20">rec_id;</text:span></text:p>
      <text:p text:style-name="P34"><text:s text:c="12"/><text:span text:style-name="T18">while </text:span><text:span text:style-name="T20">(is </text:span><text:span text:style-name="T30">&gt;&gt; </text:span><text:span text:style-name="T20">rec_id) {</text:span></text:p>
      <text:p text:style-name="P34"><text:s text:c="16"/><text:span text:style-name="T20">recieved_ids.insert(rec_id);</text:span></text:p>
      <text:p text:style-name="P34"><text:s text:c="12"/><text:span text:style-name="T20">}</text:span></text:p>
      <text:p text:style-name="P34"><text:s text:c="12"/><text:span text:style-name="T30">std</text:span><text:span text:style-name="T20">::vector from_tree = ids.get_nodes();</text:span></text:p>
      <text:p text:style-name="P34"><text:s text:c="12"/><text:span text:style-name="T18">auto </text:span><text:span text:style-name="T20">part_it = </text:span><text:span text:style-name="T30">std</text:span><text:span text:style-name="T20">::partition(from_tree.begin(), from_tree.end(), [&amp;recieved_ids] (</text:span><text:span text:style-name="T18">int </text:span><text:span text:style-name="T20">a) {</text:span></text:p>
      <text:p text:style-name="P34"><text:s text:c="16"/><text:span text:style-name="T18">return </text:span><text:span text:style-name="T20">recieved_ids.count(a) == </text:span><text:span text:style-name="T21">0</text:span><text:span text:style-name="T20">;</text:span></text:p>
      <text:p text:style-name="P34"><text:s text:c="12"/><text:span text:style-name="T20">});</text:span></text:p>
      <text:p text:style-name="P34"><text:s text:c="12"/><text:span text:style-name="T18">if </text:span><text:span text:style-name="T20">(part_it </text:span><text:span text:style-name="T30">== </text:span><text:span text:style-name="T20">from_tree.begin()) {</text:span></text:p>
      <text:p text:style-name="P34"><text:s text:c="16"/><text:span text:style-name="T30">std</text:span><text:span text:style-name="T20">::cout </text:span><text:span text:style-name="T30">&lt;&lt; </text:span><text:span text:style-name="T16">"Ok: -1</text:span><text:span text:style-name="T18">\n</text:span><text:span text:style-name="T16">"</text:span><text:span text:style-name="T20">;</text:span></text:p>
      <text:p text:style-name="P34"><text:s text:c="12"/><text:span text:style-name="T20">} </text:span><text:span text:style-name="T18">else </text:span><text:span text:style-name="T20">{</text:span></text:p>
      <text:p text:style-name="P34"><text:s text:c="16"/><text:span text:style-name="T30">std</text:span><text:span text:style-name="T20">::cout </text:span><text:span text:style-name="T30">&lt;&lt; </text:span><text:span text:style-name="T16">"Ok:"</text:span><text:span text:style-name="T20">;</text:span></text:p>
      <text:p text:style-name="P34"><text:s text:c="16"/><text:span text:style-name="T18">for </text:span><text:span text:style-name="T20">(</text:span><text:span text:style-name="T18">auto </text:span><text:span text:style-name="T20">it = from_tree.begin(); it </text:span><text:span text:style-name="T30">!= </text:span><text:span text:style-name="T20">part_it; </text:span><text:span text:style-name="T30">++</text:span><text:span text:style-name="T20">it) {</text:span></text:p>
      <text:p text:style-name="P34"><text:s text:c="20"/><text:span text:style-name="T30">std</text:span><text:span text:style-name="T20">::cout </text:span><text:span text:style-name="T30">&lt;&lt; </text:span><text:span text:style-name="T16">" " </text:span><text:span text:style-name="T30">&lt;&lt; *</text:span><text:span text:style-name="T20">it;</text:span></text:p>
      <text:p text:style-name="P34"><text:s text:c="16"/><text:span text:style-name="T20">}</text:span></text:p>
      <text:p text:style-name="P34"><text:soft-page-break/><text:s text:c="16"/><text:span text:style-name="T30">std</text:span><text:span text:style-name="T20">::cout </text:span><text:span text:style-name="T30">&lt;&lt; </text:span><text:span text:style-name="T16">"</text:span><text:span text:style-name="T18">\n</text:span><text:span text:style-name="T16">"</text:span><text:span text:style-name="T20">;</text:span></text:p>
      <text:p text:style-name="P34"><text:s text:c="12"/><text:span text:style-name="T20">}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exit"</text:span><text:span text:style-name="T20">) {</text:span></text:p>
      <text:p text:style-name="P34"><text:s text:c="12"/><text:span text:style-name="T18">break</text:span><text:span text:style-name="T20">;</text:span></text:p>
      <text:p text:style-name="P34"><text:s text:c="8"/><text:span text:style-name="T20">}</text:span></text:p>
      <text:p text:style-name="P34"><text:s text:c="4"/><text:span text:style-name="T20">}</text:span></text:p>
      <text:p text:style-name="P34"><text:s text:c="4"/><text:span text:style-name="T18">return </text:span><text:span text:style-name="T21">0</text:span><text:span text:style-name="T20">;</text:span></text:p>
      <text:p text:style-name="P36">}</text:p>
      <text:p text:style-name="P22"><text:span text:style-name="T28">child</text:span>_<text:span text:style-name="T28">node</text:span>.c<text:span text:style-name="T28">pp</text:span>: </text:p>
      <text:p text:style-name="P32"><text:span text:style-name="T13">#include </text:span><text:span text:style-name="T14">&lt;iostream&gt;</text:span></text:p>
      <text:p text:style-name="P30"><text:span text:style-name="T13">#include </text:span><text:span text:style-name="T15">"zmq.hpp"</text:span></text:p>
      <text:p text:style-name="P30"><text:span text:style-name="T13">#include </text:span><text:span text:style-name="T15">&lt;string&gt;</text:span></text:p>
      <text:p text:style-name="P30"><text:span text:style-name="T13">#include </text:span><text:span text:style-name="T15">&lt;sstream&gt;</text:span></text:p>
      <text:p text:style-name="P30"><text:span text:style-name="T13">#include </text:span><text:span text:style-name="T15">&lt;zconf.h&gt;</text:span></text:p>
      <text:p text:style-name="P30"><text:span text:style-name="T13">#include </text:span><text:span text:style-name="T15">&lt;exception&gt;</text:span></text:p>
      <text:p text:style-name="P30"><text:span text:style-name="T13">#include </text:span><text:span text:style-name="T15">&lt;signal.h&gt;</text:span></text:p>
      <text:p text:style-name="P30"><text:span text:style-name="T13">#include </text:span><text:span text:style-name="T15">"server_functions.h"</text:span></text:p>
      <text:p text:style-name="P30"><text:span text:style-name="T17">int </text:span>main(<text:span text:style-name="T17">int </text:span>argc, <text:span text:style-name="T17">char</text:span>** argv) { <text:span text:style-name="T26">//аргументы - айди и номер порта, к которому нужно подключиться</text:span></text:p>
      <text:p text:style-name="P35">// <text:s text:c="3"/>zmq::context_t context (1);</text:p>
      <text:p text:style-name="P35">// <text:s text:c="3"/>zmq::message_t msg(strlen(argv[1]));</text:p>
      <text:p text:style-name="P35">// <text:s text:c="3"/>zmq::message_t msg_2(strlen(argv[2]));</text:p>
      <text:p text:style-name="P35">// <text:s text:c="3"/>zmq::message_t rcv;</text:p>
      <text:p text:style-name="P35">// <text:s text:c="3"/>memcpy(msg.data(), argv[1],strlen(argv[1]));</text:p>
      <text:p text:style-name="P35">// <text:s text:c="3"/>memcpy(msg_2.data(), argv[2],strlen(argv[2]));</text:p>
      <text:p text:style-name="P35">// <text:s text:c="3"/>socket.send(msg);</text:p>
      <text:p text:style-name="P35">// <text:s text:c="3"/>socket.recv(&amp;rcv);</text:p>
      <text:p text:style-name="P35">// <text:s text:c="3"/>socket.send(msg_2);</text:p>
      <text:p text:style-name="P34"><text:span text:style-name="T24"><text:s text:c="4"/></text:span><text:span text:style-name="T18">int </text:span><text:span text:style-name="T20">id = </text:span><text:span text:style-name="T30">std</text:span><text:span text:style-name="T20">::stoi(argv[</text:span><text:span text:style-name="T21">1</text:span><text:span text:style-name="T20">]);</text:span></text:p>
      <text:p text:style-name="P34"><text:s text:c="4"/><text:span text:style-name="T18">int </text:span><text:span text:style-name="T20">parent_port = </text:span><text:span text:style-name="T30">std</text:span><text:span text:style-name="T20">::stoi(argv[</text:span><text:span text:style-name="T21">2</text:span><text:span text:style-name="T20">]);</text:span></text:p>
      <text:p text:style-name="P34"><text:s text:c="4"/><text:span text:style-name="T30">zmq</text:span><text:span text:style-name="T20">::</text:span><text:span text:style-name="T30">context_t </text:span><text:span text:style-name="T20">context(</text:span><text:span text:style-name="T21">3</text:span><text:span text:style-name="T20">);</text:span></text:p>
      <text:p text:style-name="P34"><text:s text:c="4"/><text:span text:style-name="T30">zmq</text:span><text:span text:style-name="T20">::</text:span><text:span text:style-name="T30">socket_t </text:span><text:span text:style-name="T20">parent_socket(context, </text:span><text:span text:style-name="T23">ZMQ_REP</text:span><text:span text:style-name="T20">);</text:span></text:p>
      <text:p text:style-name="P35">// <text:s text:c="3"/>zmq::socket_t socket (context, ZMQ_REQ);</text:p>
      <text:p text:style-name="P35">// <text:s text:c="3"/>socket.connect ("tcp://127.0.0.1:5555");</text:p>
      <text:p text:style-name="P34"><text:span text:style-name="T24"><text:s text:c="4"/></text:span><text:span text:style-name="T20">parent_socket.connect(get_port_name(parent_port));</text:span></text:p>
      <text:p text:style-name="P34"><text:s text:c="4"/><text:span text:style-name="T18">int </text:span><text:span text:style-name="T20">left_pid = </text:span><text:span text:style-name="T21">0</text:span><text:span text:style-name="T20">;</text:span></text:p>
      <text:p text:style-name="P34"><text:s text:c="4"/><text:span text:style-name="T18">int </text:span><text:span text:style-name="T20">right_pid = </text:span><text:span text:style-name="T21">0</text:span><text:span text:style-name="T20">;</text:span></text:p>
      <text:p text:style-name="P34"><text:s text:c="4"/><text:span text:style-name="T18">int </text:span><text:span text:style-name="T20">left_id = </text:span><text:span text:style-name="T21">0</text:span><text:span text:style-name="T20">;</text:span></text:p>
      <text:p text:style-name="P34"><text:s text:c="4"/><text:span text:style-name="T18">int </text:span><text:span text:style-name="T20">right_id = </text:span><text:span text:style-name="T21">0</text:span><text:span text:style-name="T20">;</text:span></text:p>
      <text:p text:style-name="P34"><text:s text:c="4"/></text:p>
      <text:p text:style-name="P34"><text:s text:c="4"/><text:span text:style-name="T30">zmq</text:span><text:span text:style-name="T20">::</text:span><text:span text:style-name="T30">socket_t </text:span><text:span text:style-name="T20">left_socket(context, </text:span><text:span text:style-name="T23">ZMQ_REQ</text:span><text:span text:style-name="T20">);</text:span></text:p>
      <text:p text:style-name="P34"><text:s text:c="4"/><text:span text:style-name="T30">zmq</text:span><text:span text:style-name="T20">::</text:span><text:span text:style-name="T30">socket_t </text:span><text:span text:style-name="T20">right_socket(context, </text:span><text:span text:style-name="T23">ZMQ_REQ</text:span><text:span text:style-name="T20">);</text:span></text:p>
      <text:p text:style-name="P34"><text:s text:c="4"/><text:span text:style-name="T18">int </text:span><text:span text:style-name="T20">linger = </text:span><text:span text:style-name="T21">0</text:span><text:span text:style-name="T20">;</text:span></text:p>
      <text:p text:style-name="P34"><text:s text:c="4"/><text:span text:style-name="T20">left_socket.setsockopt(</text:span><text:span text:style-name="T23">ZMQ_SNDTIMEO</text:span><text:span text:style-name="T20">, </text:span><text:span text:style-name="T21">2000</text:span><text:span text:style-name="T20">);</text:span></text:p>
      <text:p text:style-name="P34"><text:s text:c="4"/><text:span text:style-name="T25">//left_socket.setsockopt(ZMQ_RCVTIMEO, 2000);</text:span></text:p>
      <text:p text:style-name="P34"><text:span text:style-name="T24"><text:s text:c="4"/></text:span><text:span text:style-name="T20">left_socket.setsockopt(</text:span><text:span text:style-name="T23">ZMQ_LINGER</text:span><text:span text:style-name="T20">, &amp;linger, </text:span><text:span text:style-name="T18">sizeof</text:span><text:span text:style-name="T20">(linger));</text:span></text:p>
      <text:p text:style-name="P34"><text:s text:c="4"/><text:span text:style-name="T20">right_socket.setsockopt(</text:span><text:span text:style-name="T23">ZMQ_SNDTIMEO</text:span><text:span text:style-name="T20">, </text:span><text:span text:style-name="T21">2000</text:span><text:span text:style-name="T20">);</text:span></text:p>
      <text:p text:style-name="P34"><text:s text:c="4"/><text:span text:style-name="T25">//right_socket.setsockopt(ZMQ_RCVTIMEO, 2000);</text:span></text:p>
      <text:p text:style-name="P34"><text:span text:style-name="T24"><text:s text:c="4"/></text:span><text:span text:style-name="T20">right_socket.setsockopt(</text:span><text:span text:style-name="T23">ZMQ_LINGER</text:span><text:span text:style-name="T20">, &amp;linger, </text:span><text:span text:style-name="T18">sizeof</text:span><text:span text:style-name="T20">(linger));</text:span></text:p>
      <text:p text:style-name="P34"><text:s text:c="4"/><text:span text:style-name="T18">int </text:span><text:span text:style-name="T20">left_port = bind_socket(left_socket);</text:span></text:p>
      <text:p text:style-name="P34"><text:s text:c="4"/><text:span text:style-name="T18">int </text:span><text:span text:style-name="T20">right_port = bind_socket(right_socket);</text:span></text:p>
      <text:p text:style-name="P34"><text:s text:c="4"/><text:span text:style-name="T18">while </text:span><text:span text:style-name="T20">(</text:span><text:span text:style-name="T18">true</text:span><text:span text:style-name="T20">) {</text:span></text:p>
      <text:p text:style-name="P34"><text:s text:c="8"/><text:span text:style-name="T30">std</text:span><text:span text:style-name="T20">::</text:span><text:span text:style-name="T19">string </text:span><text:span text:style-name="T20">request_string;</text:span></text:p>
      <text:p text:style-name="P34"><text:s text:c="8"/><text:span text:style-name="T20">request_string </text:span><text:span text:style-name="T30">= </text:span><text:span text:style-name="T20">recieve_message(parent_socket);</text:span></text:p>
      <text:p text:style-name="P35">// <text:s text:c="7"/>std::ostringstream stream;</text:p>
      <text:p text:style-name="P35"><text:soft-page-break/>// <text:s text:c="7"/>stream &lt;&lt; "Worker: id:" &lt;&lt; id &lt;&lt; "\n"</text:p>
      <text:p text:style-name="P35">// <text:s text:c="14"/>&lt;&lt; "pid:" &lt;&lt; getpid() &lt;&lt; "\n"</text:p>
      <text:p text:style-name="P35">// <text:s text:c="14"/>&lt;&lt; "parent port:" &lt;&lt; parent_port &lt;&lt; "\n"</text:p>
      <text:p text:style-name="P35">// <text:s text:c="14"/>&lt;&lt; "left port:" &lt;&lt; left_port &lt;&lt; "\n"</text:p>
      <text:p text:style-name="P35">// <text:s text:c="14"/>&lt;&lt; "right port:" &lt;&lt; right_port &lt;&lt; "\n"</text:p>
      <text:p text:style-name="P35">// <text:s text:c="14"/>&lt;&lt; "left child: id:" &lt;&lt; left_id &lt;&lt; " pid:" &lt;&lt; left_pid &lt;&lt; "\n"</text:p>
      <text:p text:style-name="P35">// <text:s text:c="14"/>&lt;&lt; "right child: id:" &lt;&lt; right_id &lt;&lt; " pid:" &lt;&lt; right_pid &lt;&lt; "\n"</text:p>
      <text:p text:style-name="P35">// <text:s text:c="14"/>&lt;&lt; "request:" &lt;&lt; request_string &lt;&lt; "\n\n";</text:p>
      <text:p text:style-name="P35">// <text:s text:c="7"/>send_message(socket, stream.str());</text:p>
      <text:p text:style-name="P35">// <text:s text:c="7"/>recieve_message(socket);</text:p>
      <text:p text:style-name="P34"><text:span text:style-name="T24"><text:s text:c="8"/></text:span><text:span text:style-name="T30">std</text:span><text:span text:style-name="T20">::</text:span><text:span text:style-name="T19">istringstream </text:span><text:span text:style-name="T20">command_stream(request_string);</text:span></text:p>
      <text:p text:style-name="P34"><text:s text:c="8"/><text:span text:style-name="T30">std</text:span><text:span text:style-name="T20">::</text:span><text:span text:style-name="T19">string </text:span><text:span text:style-name="T20">command;</text:span></text:p>
      <text:p text:style-name="P34"><text:s text:c="8"/><text:span text:style-name="T20">command_stream </text:span><text:span text:style-name="T30">&gt;&gt; </text:span><text:span text:style-name="T20">command;</text:span></text:p>
      <text:p text:style-name="P34"><text:s text:c="8"/><text:span text:style-name="T18">if </text:span><text:span text:style-name="T20">(command </text:span><text:span text:style-name="T30">== </text:span><text:span text:style-name="T16">"id"</text:span><text:span text:style-name="T20">) {</text:span></text:p>
      <text:p text:style-name="P34"><text:s text:c="12"/><text:span text:style-name="T30">std</text:span><text:span text:style-name="T20">::</text:span><text:span text:style-name="T19">string </text:span><text:span text:style-name="T20">parent_string = </text:span><text:span text:style-name="T16">"Ok:" </text:span><text:span text:style-name="T30">+ std</text:span><text:span text:style-name="T20">::to_string(id);</text:span></text:p>
      <text:p text:style-name="P34"><text:s text:c="12"/><text:span text:style-name="T20">send_message(parent_socket, parent_string);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pid"</text:span><text:span text:style-name="T20">) {</text:span></text:p>
      <text:p text:style-name="P34"><text:s text:c="12"/><text:span text:style-name="T30">std</text:span><text:span text:style-name="T20">::</text:span><text:span text:style-name="T19">string </text:span><text:span text:style-name="T20">parent_string = </text:span><text:span text:style-name="T16">"Ok:" </text:span><text:span text:style-name="T30">+ std</text:span><text:span text:style-name="T20">::to_string(getpid());</text:span></text:p>
      <text:p text:style-name="P34"><text:s text:c="12"/><text:span text:style-name="T20">send_message(parent_socket, parent_string);</text:span></text:p>
      <text:p text:style-name="P34"><text:s text:c="8"/><text:span text:style-name="T20">} </text:span><text:span text:style-name="T18">else <text:s/>if </text:span><text:span text:style-name="T20">(command </text:span><text:span text:style-name="T30">== </text:span><text:span text:style-name="T16">"create"</text:span><text:span text:style-name="T20">) {</text:span></text:p>
      <text:p text:style-name="P34"><text:s text:c="12"/><text:span text:style-name="T18">int </text:span><text:span text:style-name="T20">id_to_create;</text:span></text:p>
      <text:p text:style-name="P34"><text:s text:c="12"/><text:span text:style-name="T20">command_stream </text:span><text:span text:style-name="T30">&gt;&gt; </text:span><text:span text:style-name="T20">id_to_create;</text:span></text:p>
      <text:p text:style-name="P34"><text:s text:c="12"/><text:span text:style-name="T25">// управляюший узел сообщает id нового узла и порт, к которому его надо подключить</text:span></text:p>
      <text:p text:style-name="P34"><text:span text:style-name="T24"><text:s text:c="12"/></text:span><text:span text:style-name="T18">if </text:span><text:span text:style-name="T20">(id_to_create == id) {</text:span></text:p>
      <text:p text:style-name="P34"><text:s text:c="16"/><text:span text:style-name="T25">// если id равен данному, значит узел уже существует, посылаем ответ с ошибкой</text:span></text:p>
      <text:p text:style-name="P34"><text:span text:style-name="T24"><text:s text:c="16"/></text:span><text:span text:style-name="T30">std</text:span><text:span text:style-name="T20">::</text:span><text:span text:style-name="T19">string </text:span><text:span text:style-name="T20">message_string = </text:span><text:span text:style-name="T16">"Error: Already exists"</text:span><text:span text:style-name="T20">;</text:span></text:p>
      <text:p text:style-name="P34"><text:s text:c="16"/><text:span text:style-name="T20">send_message(parent_socket, message_string);</text:span></text:p>
      <text:p text:style-name="P34"><text:s text:c="12"/><text:span text:style-name="T20">} </text:span><text:span text:style-name="T18">else if </text:span><text:span text:style-name="T20">(id_to_create &lt; id) {</text:span></text:p>
      <text:p text:style-name="P34"><text:s text:c="16"/><text:span text:style-name="T18">if </text:span><text:span text:style-name="T20">(left_pid == </text:span><text:span text:style-name="T21">0</text:span><text:span text:style-name="T20">) {</text:span></text:p>
      <text:p text:style-name="P34"><text:s text:c="20"/><text:span text:style-name="T20">left_pid = fork();</text:span></text:p>
      <text:p text:style-name="P34"><text:s text:c="20"/><text:span text:style-name="T18">if </text:span><text:span text:style-name="T20">(left_pid == -</text:span><text:span text:style-name="T21">1</text:span><text:span text:style-name="T20">) {</text:span></text:p>
      <text:p text:style-name="P34"><text:s text:c="24"/><text:span text:style-name="T20">send_message(parent_socket, </text:span><text:span text:style-name="T16">"Error: Cannot fork"</text:span><text:span text:style-name="T20">);</text:span></text:p>
      <text:p text:style-name="P34"><text:s text:c="24"/><text:span text:style-name="T20">left_pid = </text:span><text:span text:style-name="T21">0</text:span><text:span text:style-name="T20">;</text:span></text:p>
      <text:p text:style-name="P34"><text:s text:c="20"/><text:span text:style-name="T20">} </text:span><text:span text:style-name="T18">else if </text:span><text:span text:style-name="T20">(left_pid == </text:span><text:span text:style-name="T21">0</text:span><text:span text:style-name="T20">) {</text:span></text:p>
      <text:p text:style-name="P34"><text:s text:c="24"/><text:span text:style-name="T20">create_node(id_to_create,left_port);</text:span></text:p>
      <text:p text:style-name="P34"><text:s text:c="20"/><text:span text:style-name="T20">} </text:span><text:span text:style-name="T18">else </text:span><text:span text:style-name="T20">{</text:span></text:p>
      <text:p text:style-name="P34"><text:s text:c="24"/><text:span text:style-name="T20">left_id = id_to_create;</text:span></text:p>
      <text:p text:style-name="P34"><text:s text:c="24"/><text:span text:style-name="T20">send_message(left_socket, </text:span><text:span text:style-name="T16">"pid"</text:span><text:span text:style-name="T20">);</text:span></text:p>
      <text:p text:style-name="P34"><text:s text:c="24"/><text:span text:style-name="T20">send_message(parent_socket, recieve_message(left_socket));</text:span></text:p>
      <text:p text:style-name="P34"><text:s text:c="20"/><text:span text:style-name="T20">}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20">send_message(left_socket, request_string);</text:span></text:p>
      <text:p text:style-name="P34"><text:s text:c="20"/><text:span text:style-name="T20">send_message(parent_socket, recieve_message(left_socket));</text:span></text:p>
      <text:p text:style-name="P34"><text:s text:c="16"/><text:span text:style-name="T20">}</text:span></text:p>
      <text:p text:style-name="P34"><text:s text:c="12"/><text:span text:style-name="T20">} </text:span><text:span text:style-name="T18">else </text:span><text:span text:style-name="T20">{</text:span></text:p>
      <text:p text:style-name="P34"><text:s text:c="16"/><text:span text:style-name="T18">if </text:span><text:span text:style-name="T20">(right_pid == </text:span><text:span text:style-name="T21">0</text:span><text:span text:style-name="T20">) {</text:span></text:p>
      <text:p text:style-name="P34"><text:s text:c="20"/><text:span text:style-name="T20">right_pid = fork();</text:span></text:p>
      <text:p text:style-name="P34"><text:s text:c="20"/><text:span text:style-name="T18">if </text:span><text:span text:style-name="T20">(right_pid == -</text:span><text:span text:style-name="T21">1</text:span><text:span text:style-name="T20">) {</text:span></text:p>
      <text:p text:style-name="P34"><text:s text:c="24"/><text:span text:style-name="T20">send_message(parent_socket, </text:span><text:span text:style-name="T16">"Error: Cannot fork"</text:span><text:span text:style-name="T20">);</text:span></text:p>
      <text:p text:style-name="P34"><text:s text:c="24"/><text:span text:style-name="T20">right_pid = </text:span><text:span text:style-name="T21">0</text:span><text:span text:style-name="T20">;</text:span></text:p>
      <text:p text:style-name="P34"><text:s text:c="20"/><text:span text:style-name="T20">} </text:span><text:span text:style-name="T18">else if </text:span><text:span text:style-name="T20">(right_pid == </text:span><text:span text:style-name="T21">0</text:span><text:span text:style-name="T20">) {</text:span></text:p>
      <text:p text:style-name="P34"><text:soft-page-break/><text:s text:c="24"/><text:span text:style-name="T20">create_node(id_to_create,right_port);</text:span></text:p>
      <text:p text:style-name="P34"><text:s text:c="20"/><text:span text:style-name="T20">} </text:span><text:span text:style-name="T18">else </text:span><text:span text:style-name="T20">{</text:span></text:p>
      <text:p text:style-name="P34"><text:s text:c="24"/><text:span text:style-name="T20">right_id = id_to_create;</text:span></text:p>
      <text:p text:style-name="P34"><text:s text:c="24"/><text:span text:style-name="T20">send_message(right_socket, </text:span><text:span text:style-name="T16">"pid"</text:span><text:span text:style-name="T20">);</text:span></text:p>
      <text:p text:style-name="P34"><text:s text:c="24"/><text:span text:style-name="T20">send_message(parent_socket, recieve_message(right_socket));</text:span></text:p>
      <text:p text:style-name="P34"><text:s text:c="20"/><text:span text:style-name="T20">}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20">send_message(right_socket, request_string);</text:span></text:p>
      <text:p text:style-name="P34"><text:s text:c="20"/><text:span text:style-name="T20">send_message(parent_socket, recieve_message(right_socket));</text:span></text:p>
      <text:p text:style-name="P34"><text:s text:c="16"/><text:span text:style-name="T20">}</text:span></text:p>
      <text:p text:style-name="P34"><text:s text:c="12"/><text:span text:style-name="T20">}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remove"</text:span><text:span text:style-name="T20">) {</text:span></text:p>
      <text:p text:style-name="P34"><text:s text:c="12"/><text:span text:style-name="T18">int </text:span><text:span text:style-name="T20">id_to_delete;</text:span></text:p>
      <text:p text:style-name="P34"><text:s text:c="12"/><text:span text:style-name="T20">command_stream </text:span><text:span text:style-name="T30">&gt;&gt; </text:span><text:span text:style-name="T20">id_to_delete;</text:span></text:p>
      <text:p text:style-name="P34"><text:s text:c="12"/><text:span text:style-name="T18">if </text:span><text:span text:style-name="T20">(id_to_delete &lt; id) {</text:span></text:p>
      <text:p text:style-name="P34"><text:s text:c="16"/><text:span text:style-name="T18">if </text:span><text:span text:style-name="T20">(left_id == </text:span><text:span text:style-name="T21">0</text:span><text:span text:style-name="T20">) {</text:span></text:p>
      <text:p text:style-name="P34"><text:s text:c="20"/><text:span text:style-name="T20">send_message(parent_socket, </text:span><text:span text:style-name="T16">"Error: Not found"</text:span><text:span text:style-name="T20">);</text:span></text:p>
      <text:p text:style-name="P34"><text:s text:c="16"/><text:span text:style-name="T20">} </text:span><text:span text:style-name="T18">else if </text:span><text:span text:style-name="T20">(left_id == id_to_delete) {</text:span></text:p>
      <text:p text:style-name="P34"><text:s text:c="20"/><text:span text:style-name="T20">send_message(left_socket, </text:span><text:span text:style-name="T16">"kill_children"</text:span><text:span text:style-name="T20">);</text:span></text:p>
      <text:p text:style-name="P34"><text:s text:c="20"/><text:span text:style-name="T20">recieve_message(left_socket);</text:span></text:p>
      <text:p text:style-name="P34"><text:s text:c="20"/><text:span text:style-name="T20">kill(left_pid,</text:span><text:span text:style-name="T23">SIGTERM</text:span><text:span text:style-name="T20">);</text:span></text:p>
      <text:p text:style-name="P34"><text:s text:c="20"/><text:span text:style-name="T20">kill(left_pid,</text:span><text:span text:style-name="T23">SIGKILL</text:span><text:span text:style-name="T20">);</text:span></text:p>
      <text:p text:style-name="P34"><text:s text:c="20"/><text:span text:style-name="T20">left_id = </text:span><text:span text:style-name="T21">0</text:span><text:span text:style-name="T20">;</text:span></text:p>
      <text:p text:style-name="P34"><text:s text:c="20"/><text:span text:style-name="T20">left_pid = </text:span><text:span text:style-name="T21">0</text:span><text:span text:style-name="T20">;</text:span></text:p>
      <text:p text:style-name="P34"><text:s text:c="20"/><text:span text:style-name="T20">send_message(parent_socket, </text:span><text:span text:style-name="T16">"Ok"</text:span><text:span text:style-name="T20">);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20">send_message(left_socket, request_string);</text:span></text:p>
      <text:p text:style-name="P34"><text:s text:c="20"/><text:span text:style-name="T20">send_message(parent_socket, recieve_message(left_socket));</text:span></text:p>
      <text:p text:style-name="P34"><text:s text:c="16"/><text:span text:style-name="T20">}</text:span></text:p>
      <text:p text:style-name="P34"><text:s text:c="12"/><text:span text:style-name="T20">} </text:span><text:span text:style-name="T18">else </text:span><text:span text:style-name="T20">{</text:span></text:p>
      <text:p text:style-name="P34"><text:s text:c="16"/><text:span text:style-name="T18">if </text:span><text:span text:style-name="T20">(right_id == </text:span><text:span text:style-name="T21">0</text:span><text:span text:style-name="T20">) {</text:span></text:p>
      <text:p text:style-name="P34"><text:s text:c="20"/><text:span text:style-name="T20">send_message(parent_socket, </text:span><text:span text:style-name="T16">"Error: Not found"</text:span><text:span text:style-name="T20">);</text:span></text:p>
      <text:p text:style-name="P34"><text:s text:c="16"/><text:span text:style-name="T20">} </text:span><text:span text:style-name="T18">else if </text:span><text:span text:style-name="T20">(right_id == id_to_delete) {</text:span></text:p>
      <text:p text:style-name="P34"><text:s text:c="20"/><text:span text:style-name="T20">send_message(right_socket, </text:span><text:span text:style-name="T16">"kill_children"</text:span><text:span text:style-name="T20">);</text:span></text:p>
      <text:p text:style-name="P34"><text:s text:c="20"/><text:span text:style-name="T20">recieve_message(right_socket);</text:span></text:p>
      <text:p text:style-name="P34"><text:s text:c="20"/><text:span text:style-name="T20">kill(right_pid,</text:span><text:span text:style-name="T23">SIGTERM</text:span><text:span text:style-name="T20">);</text:span></text:p>
      <text:p text:style-name="P34"><text:s text:c="20"/><text:span text:style-name="T20">kill(right_pid,</text:span><text:span text:style-name="T23">SIGKILL</text:span><text:span text:style-name="T20">);</text:span></text:p>
      <text:p text:style-name="P34"><text:s text:c="20"/><text:span text:style-name="T20">right_id = </text:span><text:span text:style-name="T21">0</text:span><text:span text:style-name="T20">;</text:span></text:p>
      <text:p text:style-name="P34"><text:s text:c="20"/><text:span text:style-name="T20">right_pid = </text:span><text:span text:style-name="T21">0</text:span><text:span text:style-name="T20">;</text:span></text:p>
      <text:p text:style-name="P34"><text:s text:c="20"/><text:span text:style-name="T20">send_message(parent_socket, </text:span><text:span text:style-name="T16">"Ok"</text:span><text:span text:style-name="T20">);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20">send_message(right_socket, request_string);</text:span></text:p>
      <text:p text:style-name="P34"><text:s text:c="20"/><text:span text:style-name="T20">send_message(parent_socket, recieve_message(right_socket));</text:span></text:p>
      <text:p text:style-name="P34"><text:s text:c="16"/><text:span text:style-name="T20">}</text:span></text:p>
      <text:p text:style-name="P34"><text:s text:c="12"/><text:span text:style-name="T20">}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exec"</text:span><text:span text:style-name="T20">) {</text:span></text:p>
      <text:p text:style-name="P34"><text:s text:c="12"/><text:span text:style-name="T18">int </text:span><text:span text:style-name="T20">exec_id;</text:span></text:p>
      <text:p text:style-name="P34"><text:s text:c="12"/><text:span text:style-name="T20">command_stream </text:span><text:span text:style-name="T30">&gt;&gt; </text:span><text:span text:style-name="T20">exec_id;</text:span></text:p>
      <text:p text:style-name="P34"><text:s text:c="12"/><text:span text:style-name="T18">if </text:span><text:span text:style-name="T20">(exec_id == id) {</text:span></text:p>
      <text:p text:style-name="P34"><text:s text:c="16"/><text:span text:style-name="T18">int </text:span><text:span text:style-name="T20">n;</text:span></text:p>
      <text:p text:style-name="P34"><text:s text:c="16"/><text:span text:style-name="T20">command_stream </text:span><text:span text:style-name="T30">&gt;&gt; </text:span><text:span text:style-name="T20">n;</text:span></text:p>
      <text:p text:style-name="P34"><text:s text:c="16"/><text:span text:style-name="T18">int </text:span><text:span text:style-name="T20">sum = </text:span><text:span text:style-name="T21">0</text:span><text:span text:style-name="T20">;</text:span></text:p>
      <text:p text:style-name="P34"><text:s text:c="16"/><text:span text:style-name="T18">for </text:span><text:span text:style-name="T20">(</text:span><text:span text:style-name="T18">int </text:span><text:span text:style-name="T20">i = </text:span><text:span text:style-name="T21">0</text:span><text:span text:style-name="T20">; i &lt; n; ++i) {</text:span></text:p>
      <text:p text:style-name="P34"><text:soft-page-break/><text:s text:c="20"/><text:span text:style-name="T18">int </text:span><text:span text:style-name="T20">cur_num;</text:span></text:p>
      <text:p text:style-name="P34"><text:s text:c="20"/><text:span text:style-name="T20">command_stream </text:span><text:span text:style-name="T30">&gt;&gt; </text:span><text:span text:style-name="T20">cur_num;</text:span></text:p>
      <text:p text:style-name="P34"><text:s text:c="20"/><text:span text:style-name="T20">sum += cur_num;</text:span></text:p>
      <text:p text:style-name="P34"><text:s text:c="16"/><text:span text:style-name="T20">}</text:span></text:p>
      <text:p text:style-name="P34"><text:s text:c="16"/><text:span text:style-name="T30">std</text:span><text:span text:style-name="T20">::</text:span><text:span text:style-name="T19">string </text:span><text:span text:style-name="T20">recieve_message = </text:span><text:span text:style-name="T16">"Ok:" </text:span><text:span text:style-name="T30">+ std</text:span><text:span text:style-name="T20">::to_string(id) </text:span><text:span text:style-name="T30">+ </text:span><text:span text:style-name="T16">":" </text:span><text:span text:style-name="T30">+ std</text:span><text:span text:style-name="T20">::to_string(sum);</text:span></text:p>
      <text:p text:style-name="P34"><text:s text:c="16"/><text:span text:style-name="T20">send_message(parent_socket, recieve_message);</text:span></text:p>
      <text:p text:style-name="P34"><text:s text:c="16"/></text:p>
      <text:p text:style-name="P34"><text:s text:c="12"/><text:span text:style-name="T20">} </text:span><text:span text:style-name="T18">else if </text:span><text:span text:style-name="T20">(exec_id &lt; id) {</text:span></text:p>
      <text:p text:style-name="P34"><text:s text:c="16"/><text:span text:style-name="T18">if </text:span><text:span text:style-name="T20">(left_pid == </text:span><text:span text:style-name="T21">0</text:span><text:span text:style-name="T20">) {</text:span></text:p>
      <text:p text:style-name="P34"><text:s text:c="20"/><text:span text:style-name="T30">std</text:span><text:span text:style-name="T20">::</text:span><text:span text:style-name="T19">string </text:span><text:span text:style-name="T20">recieve_message = </text:span><text:span text:style-name="T16">"Error:" </text:span><text:span text:style-name="T30">+ std</text:span><text:span text:style-name="T20">::to_string(exec_id) </text:span><text:span text:style-name="T30">+ </text:span><text:span text:style-name="T16">": Not found"</text:span><text:span text:style-name="T20">;</text:span></text:p>
      <text:p text:style-name="P34"><text:s text:c="20"/><text:span text:style-name="T20">send_message(parent_socket, recieve_message);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20">send_message(left_socket, request_string);</text:span></text:p>
      <text:p text:style-name="P34"><text:s text:c="20"/><text:span text:style-name="T20">send_message(parent_socket, recieve_message(left_socket));</text:span></text:p>
      <text:p text:style-name="P34"><text:s text:c="16"/><text:span text:style-name="T20">}</text:span></text:p>
      <text:p text:style-name="P34"><text:s text:c="12"/><text:span text:style-name="T20">} </text:span><text:span text:style-name="T18">else </text:span><text:span text:style-name="T20">{</text:span></text:p>
      <text:p text:style-name="P34"><text:s text:c="16"/><text:span text:style-name="T18">if </text:span><text:span text:style-name="T20">(right_pid == </text:span><text:span text:style-name="T21">0</text:span><text:span text:style-name="T20">) {</text:span></text:p>
      <text:p text:style-name="P34"><text:s text:c="20"/><text:span text:style-name="T30">std</text:span><text:span text:style-name="T20">::</text:span><text:span text:style-name="T19">string </text:span><text:span text:style-name="T20">recieve_message = </text:span><text:span text:style-name="T16">"Error:" </text:span><text:span text:style-name="T30">+ std</text:span><text:span text:style-name="T20">::to_string(exec_id) </text:span><text:span text:style-name="T30">+ </text:span><text:span text:style-name="T16">": Not found"</text:span><text:span text:style-name="T20">;</text:span></text:p>
      <text:p text:style-name="P34"><text:s text:c="20"/><text:span text:style-name="T20">send_message(parent_socket, recieve_message);</text:span></text:p>
      <text:p text:style-name="P34"><text:s text:c="16"/><text:span text:style-name="T20">} </text:span><text:span text:style-name="T18">else </text:span><text:span text:style-name="T20">{</text:span></text:p>
      <text:p text:style-name="P34"><text:s text:c="20"/><text:span text:style-name="T20">send_message(right_socket, request_string);</text:span></text:p>
      <text:p text:style-name="P34"><text:s text:c="20"/><text:span text:style-name="T20">send_message(parent_socket, recieve_message(right_socket));</text:span></text:p>
      <text:p text:style-name="P34"><text:s text:c="16"/><text:span text:style-name="T20">}</text:span></text:p>
      <text:p text:style-name="P34"><text:s text:c="12"/><text:span text:style-name="T20">}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pingall"</text:span><text:span text:style-name="T20">) {</text:span></text:p>
      <text:p text:style-name="P34"><text:s text:c="12"/><text:span text:style-name="T30">std</text:span><text:span text:style-name="T20">::</text:span><text:span text:style-name="T19">ostringstream </text:span><text:span text:style-name="T20">res;</text:span></text:p>
      <text:p text:style-name="P34"><text:s text:c="12"/><text:span text:style-name="T30">std</text:span><text:span text:style-name="T20">::</text:span><text:span text:style-name="T19">string </text:span><text:span text:style-name="T20">left_res;</text:span></text:p>
      <text:p text:style-name="P34"><text:s text:c="12"/><text:span text:style-name="T30">std</text:span><text:span text:style-name="T20">::</text:span><text:span text:style-name="T19">string </text:span><text:span text:style-name="T20">right_res;</text:span></text:p>
      <text:p text:style-name="P34"><text:s text:c="12"/><text:span text:style-name="T18">if </text:span><text:span text:style-name="T20">(left_pid != </text:span><text:span text:style-name="T21">0</text:span><text:span text:style-name="T20">) {</text:span></text:p>
      <text:p text:style-name="P34"><text:s text:c="16"/><text:span text:style-name="T20">send_message(left_socket, </text:span><text:span text:style-name="T16">"pingall"</text:span><text:span text:style-name="T20">);</text:span></text:p>
      <text:p text:style-name="P34"><text:s text:c="16"/><text:span text:style-name="T20">left_res </text:span><text:span text:style-name="T30">= </text:span><text:span text:style-name="T20">recieve_message(left_socket);</text:span></text:p>
      <text:p text:style-name="P34"><text:s text:c="12"/><text:span text:style-name="T20">}</text:span></text:p>
      <text:p text:style-name="P34"><text:s text:c="12"/><text:span text:style-name="T18">if </text:span><text:span text:style-name="T20">(right_pid != </text:span><text:span text:style-name="T21">0</text:span><text:span text:style-name="T20">) {</text:span></text:p>
      <text:p text:style-name="P34"><text:s text:c="16"/><text:span text:style-name="T20">send_message(right_socket, </text:span><text:span text:style-name="T16">"pingall"</text:span><text:span text:style-name="T20">);</text:span></text:p>
      <text:p text:style-name="P34"><text:s text:c="16"/><text:span text:style-name="T20">right_res </text:span><text:span text:style-name="T30">= </text:span><text:span text:style-name="T20">recieve_message(right_socket);</text:span></text:p>
      <text:p text:style-name="P34"><text:s text:c="12"/><text:span text:style-name="T20">}</text:span></text:p>
      <text:p text:style-name="P34"><text:s text:c="12"/><text:span text:style-name="T18">if </text:span><text:span text:style-name="T20">(!left_res.empty() &amp;&amp; left_res.substr(</text:span><text:span text:style-name="T30">std</text:span><text:span text:style-name="T20">::min&lt;</text:span><text:span text:style-name="T18">int</text:span><text:span text:style-name="T20">&gt;(left_res.size(),</text:span><text:span text:style-name="T21">5</text:span><text:span text:style-name="T20">)) </text:span><text:span text:style-name="T30">!= </text:span><text:span text:style-name="T16">"Error"</text:span><text:span text:style-name="T20">) {</text:span></text:p>
      <text:p text:style-name="P34"><text:s text:c="16"/><text:span text:style-name="T20">res </text:span><text:span text:style-name="T30">&lt;&lt; </text:span><text:span text:style-name="T20">left_res;</text:span></text:p>
      <text:p text:style-name="P34"><text:s text:c="12"/><text:span text:style-name="T20">}</text:span></text:p>
      <text:p text:style-name="P34"><text:s text:c="12"/><text:span text:style-name="T18">if </text:span><text:span text:style-name="T20">(!right_res.empty() &amp;&amp; right_res.substr(</text:span><text:span text:style-name="T30">std</text:span><text:span text:style-name="T20">::min&lt;</text:span><text:span text:style-name="T18">int</text:span><text:span text:style-name="T20">&gt;(right_res.size(),</text:span><text:span text:style-name="T21">5</text:span><text:span text:style-name="T20">)) </text:span><text:span text:style-name="T30">!= </text:span><text:span text:style-name="T16">"Error"</text:span><text:span text:style-name="T20">) {</text:span></text:p>
      <text:p text:style-name="P34"><text:s text:c="16"/><text:span text:style-name="T20">res </text:span><text:span text:style-name="T30">&lt;&lt; </text:span><text:span text:style-name="T20">right_res;</text:span></text:p>
      <text:p text:style-name="P34"><text:s text:c="12"/><text:span text:style-name="T20">}</text:span></text:p>
      <text:p text:style-name="P34"><text:s text:c="12"/><text:span text:style-name="T20">send_message(parent_socket, res.str());</text:span></text:p>
      <text:p text:style-name="P34"><text:s text:c="8"/><text:span text:style-name="T20">} </text:span><text:span text:style-name="T18">else if </text:span><text:span text:style-name="T20">(command </text:span><text:span text:style-name="T30">== </text:span><text:span text:style-name="T16">"kill_children"</text:span><text:span text:style-name="T20">) { <text:s/></text:span><text:span text:style-name="T25">// УБИТЬ ВСЕХ ДЕТЕЙ</text:span></text:p>
      <text:p text:style-name="P34"><text:span text:style-name="T24"><text:s text:c="12"/></text:span><text:span text:style-name="T18">if </text:span><text:span text:style-name="T20">(left_pid == </text:span><text:span text:style-name="T21">0 </text:span><text:span text:style-name="T20">&amp;&amp; right_pid == </text:span><text:span text:style-name="T21">0</text:span><text:span text:style-name="T20">) {</text:span></text:p>
      <text:p text:style-name="P34"><text:s text:c="16"/><text:span text:style-name="T20">send_message(parent_socket, </text:span><text:span text:style-name="T16">"Ok"</text:span><text:span text:style-name="T20">);</text:span></text:p>
      <text:p text:style-name="P34"><text:s text:c="12"/><text:span text:style-name="T20">} </text:span><text:span text:style-name="T18">else </text:span><text:span text:style-name="T20">{</text:span></text:p>
      <text:p text:style-name="P34"><text:s text:c="16"/><text:span text:style-name="T18">if </text:span><text:span text:style-name="T20">(left_pid != </text:span><text:span text:style-name="T21">0</text:span><text:span text:style-name="T20">) {</text:span></text:p>
      <text:p text:style-name="P34"><text:s text:c="20"/><text:span text:style-name="T20">send_message(left_socket, </text:span><text:span text:style-name="T16">"kill_children"</text:span><text:span text:style-name="T20">);</text:span></text:p>
      <text:p text:style-name="P34"><text:s text:c="20"/><text:span text:style-name="T20">recieve_message(left_socket);</text:span></text:p>
      <text:p text:style-name="P34"><text:soft-page-break/><text:s text:c="20"/><text:span text:style-name="T20">kill(left_pid,</text:span><text:span text:style-name="T23">SIGTERM</text:span><text:span text:style-name="T20">);</text:span></text:p>
      <text:p text:style-name="P34"><text:s text:c="20"/><text:span text:style-name="T20">kill(left_pid,</text:span><text:span text:style-name="T23">SIGKILL</text:span><text:span text:style-name="T20">);</text:span></text:p>
      <text:p text:style-name="P34"><text:s text:c="16"/><text:span text:style-name="T20">}</text:span></text:p>
      <text:p text:style-name="P34"><text:s text:c="16"/><text:span text:style-name="T18">if </text:span><text:span text:style-name="T20">(right_pid != </text:span><text:span text:style-name="T21">0</text:span><text:span text:style-name="T20">) {</text:span></text:p>
      <text:p text:style-name="P34"><text:s text:c="20"/><text:span text:style-name="T20">send_message(right_socket, </text:span><text:span text:style-name="T16">"kill_children"</text:span><text:span text:style-name="T20">);</text:span></text:p>
      <text:p text:style-name="P34"><text:s text:c="20"/><text:span text:style-name="T20">recieve_message(right_socket);</text:span></text:p>
      <text:p text:style-name="P34"><text:s text:c="20"/><text:span text:style-name="T20">kill(right_pid,</text:span><text:span text:style-name="T23">SIGTERM</text:span><text:span text:style-name="T20">);</text:span></text:p>
      <text:p text:style-name="P34"><text:s text:c="20"/><text:span text:style-name="T20">kill(right_pid,</text:span><text:span text:style-name="T23">SIGKILL</text:span><text:span text:style-name="T20">);</text:span></text:p>
      <text:p text:style-name="P34"><text:s text:c="16"/><text:span text:style-name="T20">}</text:span></text:p>
      <text:p text:style-name="P34"><text:s text:c="16"/><text:span text:style-name="T20">send_message(parent_socket, </text:span><text:span text:style-name="T16">"Ok"</text:span><text:span text:style-name="T20">);</text:span></text:p>
      <text:p text:style-name="P34"><text:s text:c="12"/><text:span text:style-name="T20">}</text:span></text:p>
      <text:p text:style-name="P34"><text:s text:c="8"/><text:span text:style-name="T20">}</text:span></text:p>
      <text:p text:style-name="P34"><text:s text:c="8"/><text:span text:style-name="T18">if </text:span><text:span text:style-name="T20">(parent_port == </text:span><text:span text:style-name="T21">0</text:span><text:span text:style-name="T20">) {</text:span></text:p>
      <text:p text:style-name="P34"><text:s text:c="12"/><text:span text:style-name="T18">break</text:span><text:span text:style-name="T20">;</text:span></text:p>
      <text:p text:style-name="P34"><text:s text:c="8"/><text:span text:style-name="T20">}</text:span></text:p>
      <text:p text:style-name="P34"><text:s text:c="4"/><text:span text:style-name="T20">}</text:span></text:p>
      <text:p text:style-name="P37">}</text:p>
      <text:p text:style-name="P22"><text:span text:style-name="T28">server_functions</text:span>.c<text:span text:style-name="T28">pp</text:span>: </text:p>
      <text:p text:style-name="P33"><text:span text:style-name="T13">#include </text:span><text:span text:style-name="T14">"server_functions.h"</text:span></text:p>
      <text:p text:style-name="P30"><text:span text:style-name="T17">bool </text:span>send_message(zmq::socket_t&amp; socket, <text:span text:style-name="T17">const </text:span>std::string&amp; message_string) {</text:p>
      <text:p text:style-name="P34"><text:s text:c="4"/><text:span text:style-name="T20">zmq::message_t message(message_string.size());</text:span></text:p>
      <text:p text:style-name="P34"><text:s text:c="4"/><text:span text:style-name="T20">memcpy(message.data(), message_string.c_str(), message_string.size());</text:span></text:p>
      <text:p text:style-name="P34"><text:s text:c="4"/><text:span text:style-name="T18">return </text:span><text:span text:style-name="T20">socket.send(message);</text:span></text:p>
      <text:p text:style-name="P30">}</text:p>
      <text:p text:style-name="P30">std::string recieve_message(zmq::socket_t&amp; socket) {</text:p>
      <text:p text:style-name="P34"><text:s text:c="4"/><text:span text:style-name="T20">zmq::message_t message;</text:span></text:p>
      <text:p text:style-name="P34"><text:s text:c="4"/><text:span text:style-name="T18">bool </text:span><text:span text:style-name="T20">ok;</text:span></text:p>
      <text:p text:style-name="P34"><text:s text:c="4"/><text:span text:style-name="T18">try </text:span><text:span text:style-name="T20">{</text:span></text:p>
      <text:p text:style-name="P34"><text:s text:c="8"/><text:span text:style-name="T20">ok = socket.recv(&amp;message);</text:span></text:p>
      <text:p text:style-name="P34"><text:s text:c="4"/><text:span text:style-name="T20">} </text:span><text:span text:style-name="T18">catch </text:span><text:span text:style-name="T20">(...) {</text:span></text:p>
      <text:p text:style-name="P34"><text:s text:c="8"/><text:span text:style-name="T20">ok = </text:span><text:span text:style-name="T18">false</text:span><text:span text:style-name="T20">;</text:span></text:p>
      <text:p text:style-name="P34"><text:s text:c="4"/><text:span text:style-name="T20">}</text:span></text:p>
      <text:p text:style-name="P34"><text:s text:c="4"/><text:span text:style-name="T20">std::string recieved_message(</text:span><text:span text:style-name="T18">static_cast</text:span><text:span text:style-name="T20">&lt;</text:span><text:span text:style-name="T18">char</text:span><text:span text:style-name="T20">*&gt;(message.data()), message.size());</text:span></text:p>
      <text:p text:style-name="P34"><text:s text:c="4"/><text:span text:style-name="T18">if </text:span><text:span text:style-name="T20">(recieved_message.empty() || !ok) {</text:span></text:p>
      <text:p text:style-name="P34"><text:s text:c="8"/><text:span text:style-name="T18">return </text:span><text:span text:style-name="T16">"Error: Node is not available"</text:span><text:span text:style-name="T20">;</text:span></text:p>
      <text:p text:style-name="P34"><text:s text:c="4"/><text:span text:style-name="T20">}</text:span></text:p>
      <text:p text:style-name="P34"><text:s text:c="4"/><text:span text:style-name="T18">return </text:span><text:span text:style-name="T20">recieved_message;</text:span></text:p>
      <text:p text:style-name="P30">}</text:p>
      <text:p text:style-name="P30">std::string get_port_name(<text:span text:style-name="T17">int </text:span>port) {</text:p>
      <text:p text:style-name="P34"><text:s text:c="4"/><text:span text:style-name="T18">return </text:span><text:span text:style-name="T16">"tcp://127.0.0.1:" </text:span><text:span text:style-name="T20">+ std::to_string(port);</text:span></text:p>
      <text:p text:style-name="P30">}</text:p>
      <text:p text:style-name="P30"><text:span text:style-name="T17">int </text:span>bind_socket(zmq::socket_t&amp; socket) {</text:p>
      <text:p text:style-name="P34"><text:s text:c="4"/><text:span text:style-name="T18">int </text:span><text:span text:style-name="T20">port = </text:span><text:span text:style-name="T21">30000</text:span><text:span text:style-name="T20">;</text:span></text:p>
      <text:p text:style-name="P34"><text:s text:c="4"/><text:span text:style-name="T18">while </text:span><text:span text:style-name="T20">(</text:span><text:span text:style-name="T18">true</text:span><text:span text:style-name="T20">) {</text:span></text:p>
      <text:p text:style-name="P34"><text:s text:c="8"/><text:span text:style-name="T18">try </text:span><text:span text:style-name="T20">{</text:span></text:p>
      <text:p text:style-name="P34"><text:s text:c="12"/><text:span text:style-name="T20">socket.bind(get_port_name(port));</text:span></text:p>
      <text:p text:style-name="P34"><text:s text:c="12"/><text:span text:style-name="T18">break</text:span><text:span text:style-name="T20">;</text:span></text:p>
      <text:p text:style-name="P34"><text:s text:c="8"/><text:span text:style-name="T20">} </text:span><text:span text:style-name="T18">catch</text:span><text:span text:style-name="T20">(...) {</text:span></text:p>
      <text:p text:style-name="P34"><text:s text:c="12"/><text:span text:style-name="T20">port++;</text:span></text:p>
      <text:p text:style-name="P34"><text:s text:c="8"/><text:span text:style-name="T20">}</text:span></text:p>
      <text:p text:style-name="P34"><text:s text:c="4"/><text:span text:style-name="T20">}</text:span></text:p>
      <text:p text:style-name="P34"><text:s text:c="4"/><text:span text:style-name="T18">return </text:span><text:span text:style-name="T20">port;</text:span></text:p>
      <text:p text:style-name="P30">}</text:p>
      <text:p text:style-name="P30"><text:span text:style-name="T17">void </text:span>create_node(<text:span text:style-name="T17">int </text:span>id, <text:span text:style-name="T17">int </text:span>port) {</text:p>
      <text:p text:style-name="P34"><text:soft-page-break/><text:s text:c="4"/><text:span text:style-name="T18">char</text:span><text:span text:style-name="T20">* arg1 = strdup((std::to_string(id)).c_str());</text:span></text:p>
      <text:p text:style-name="P34"><text:s text:c="4"/><text:span text:style-name="T18">char</text:span><text:span text:style-name="T20">* arg2 = strdup((std::to_string(port)).c_str());</text:span></text:p>
      <text:p text:style-name="P34"><text:s text:c="4"/><text:span text:style-name="T18">char</text:span><text:span text:style-name="T20">* args[] = {</text:span><text:span text:style-name="T16">"./child_node"</text:span><text:span text:style-name="T20">, arg1, arg2, NULL};</text:span></text:p>
      <text:p text:style-name="P34"><text:s text:c="4"/><text:span text:style-name="T20">execv(</text:span><text:span text:style-name="T16">"./child_node"</text:span><text:span text:style-name="T20">, args);</text:span></text:p>
      <text:p text:style-name="P36">}</text:p>
      <text:p text:style-name="P33"><text:span text:style-name="T14"/></text:p>
      <text:p text:style-name="P22"><text:span text:style-name="T28">server_functions</text:span>.<text:span text:style-name="T28">h</text:span>: </text:p>
      <text:p text:style-name="P33"><text:span text:style-name="T13">#pragma </text:span><text:span text:style-name="T14">once</text:span></text:p>
      <text:p text:style-name="P30"><text:span text:style-name="T13">#include </text:span><text:span text:style-name="T15">&lt;string&gt;</text:span></text:p>
      <text:p text:style-name="P30"><text:span text:style-name="T13">#include </text:span><text:span text:style-name="T15">&lt;zconf.h&gt;</text:span></text:p>
      <text:p text:style-name="P30"><text:span text:style-name="T13">#include </text:span><text:span text:style-name="T15">"zmq.hpp"</text:span></text:p>
      <text:p text:style-name="P30"><text:span text:style-name="T17">bool </text:span>send_message(zmq::socket_t&amp; socket, <text:span text:style-name="T17">const </text:span>std::string&amp; message_string);</text:p>
      <text:p text:style-name="P30">std::string recieve_message(zmq::socket_t&amp; socket);</text:p>
      <text:p text:style-name="P30">std::string get_port_name(<text:span text:style-name="T17">int </text:span>port);</text:p>
      <text:p text:style-name="P30"><text:span text:style-name="T17">int </text:span>bind_socket(zmq::socket_t&amp; socket);</text:p>
      <text:p text:style-name="P36"><text:span text:style-name="T17">void </text:span>create_node(<text:span text:style-name="T17">int </text:span>id, <text:span text:style-name="T17">int </text:span>port);</text:p>
      <text:p text:style-name="P33"><text:span text:style-name="T14"/></text:p>
      <text:h text:style-name="P17" text:outline-level="1">Демонстрация работы программы</text:h>
      <text:p text:style-name="P26">ilya@ilya-lenovo:~/CLionProjects/os_lab_06/src/cmake-build-debug$ ./terminal</text:p>
      <text:p text:style-name="P26">create 1 </text:p>
      <text:p text:style-name="P26">Ok:10200</text:p>
      <text:p text:style-name="P26">create 2</text:p>
      <text:p text:style-name="P26">Ok:10205</text:p>
      <text:p text:style-name="P26">create 3</text:p>
      <text:p text:style-name="P26">Ok:10210</text:p>
      <text:p text:style-name="P26">create 5</text:p>
      <text:p text:style-name="P26">Ok:10215</text:p>
      <text:p text:style-name="P26">exec 5 3 1 2 3</text:p>
      <text:p text:style-name="P26">Ok:5:6</text:p>
      <text:p text:style-name="P26">pingall</text:p>
      <text:p text:style-name="P26">Ok: 1 2 3 5</text:p>
      <text:p text:style-name="P26">create 5</text:p>
      <text:p text:style-name="P26">Error: Already exists</text:p>
      <text:p text:style-name="P26">exec 6 3 1 2 3</text:p>
      <text:p text:style-name="P26">Error:6: Not found</text:p>
      <text:p text:style-name="P26">remove 2</text:p>
      <text:p text:style-name="P26">Ok</text:p>
      <text:p text:style-name="P26">pingall</text:p>
      <text:p text:style-name="P26">Ok: 1</text:p>
      <text:p text:style-name="P26">exec 3 3 1 2 3</text:p>
      <text:p text:style-name="P26">Error:3: Not found</text:p>
      <text:p text:style-name="P26">exit</text:p>
      <text:p text:style-name="P26">ilya@ilya-lenovo:~/CLionProjects/os_lab_06/src/cmake-build-debug$ strace ./terminal</text:p>
      <text:p text:style-name="P26">execve("./terminal", ["./terminal"], 0x7ffec98bdc20 /* 53 vars */) = 0</text:p>
      <text:p text:style-name="P26">brk(NULL) <text:s text:c="30"/>= 0x55bfa1b1d000</text:p>
      <text:p text:style-name="P26"><text:soft-page-break/>access("/etc/ld.so.nohwcap", F_OK) <text:s text:c="5"/>= -1 ENOENT (No such file or directory)</text:p>
      <text:p text:style-name="P26">access("/etc/ld.so.preload", R_OK) <text:s text:c="5"/>= -1 ENOENT (No such file or directory)</text:p>
      <text:p text:style-name="P26">openat(AT_FDCWD, "/home/ilya/CLionProjects/os_lab_05/cmake-build-debug/tls/x86_64/x86_64/libzmq.so.5", O_RDONLY|O_CLOEXEC) = -1 ENOENT (No such file or directory)</text:p>
      <text:p text:style-name="P26">stat("/home/ilya/CLionProjects/os_lab_05/cmake-build-debug/tls/x86_64/x86_64", 0x7ffcffc49e10) = -1 ENOENT (No such file or directory)</text:p>
      <text:p text:style-name="P26">openat(AT_FDCWD, "/home/ilya/CLionProjects/os_lab_05/cmake-build-debug/tls/x86_64/libzmq.so.5", O_RDONLY|O_CLOEXEC) = -1 ENOENT (No such file or directory)</text:p>
      <text:p text:style-name="P26">stat("/home/ilya/CLionProjects/os_lab_05/cmake-build-debug/tls/x86_64", 0x7ffcffc49e10) = -1 ENOENT (No such file or directory)</text:p>
      <text:p text:style-name="P26">openat(AT_FDCWD, "/home/ilya/CLionProjects/os_lab_05/cmake-build-debug/tls/x86_64/libzmq.so.5", O_RDONLY|O_CLOEXEC) = -1 ENOENT (No such file or directory)</text:p>
      <text:p text:style-name="P26">stat("/home/ilya/CLionProjects/os_lab_05/cmake-build-debug/tls/x86_64", 0x7ffcffc49e10) = -1 ENOENT (No such file or directory)</text:p>
      <text:p text:style-name="P26">openat(AT_FDCWD, "/home/ilya/CLionProjects/os_lab_05/cmake-build-debug/tls/libzmq.so.5", O_RDONLY|O_CLOEXEC) = -1 ENOENT (No such file or directory)</text:p>
      <text:p text:style-name="P26">stat("/home/ilya/CLionProjects/os_lab_05/cmake-build-debug/tls", 0x7ffcffc49e10) = -1 ENOENT (No such file or directory)</text:p>
      <text:p text:style-name="P26">openat(AT_FDCWD, "/home/ilya/CLionProjects/os_lab_05/cmake-build-debug/x86_64/x86_64/libzmq.so.5", O_RDONLY|O_CLOEXEC) = -1 ENOENT (No such file or directory)</text:p>
      <text:p text:style-name="P26">stat("/home/ilya/CLionProjects/os_lab_05/cmake-build-debug/x86_64/x86_64", 0x7ffcffc49e10) = -1 ENOENT (No such file or directory)</text:p>
      <text:p text:style-name="P26">openat(AT_FDCWD, "/home/ilya/CLionProjects/os_lab_05/cmake-build-debug/x86_64/libzmq.so.5", O_RDONLY|O_CLOEXEC) = -1 ENOENT (No such file or directory)</text:p>
      <text:p text:style-name="P26">stat("/home/ilya/CLionProjects/os_lab_05/cmake-build-debug/x86_64", 0x7ffcffc49e10) = -1 ENOENT (No such file or directory)</text:p>
      <text:p text:style-name="P26"><text:soft-page-break/>openat(AT_FDCWD, "/home/ilya/CLionProjects/os_lab_05/cmake-build-debug/x86_64/libzmq.so.5", O_RDONLY|O_CLOEXEC) = -1 ENOENT (No such file or directory)</text:p>
      <text:p text:style-name="P26">stat("/home/ilya/CLionProjects/os_lab_05/cmake-build-debug/x86_64", 0x7ffcffc49e10) = -1 ENOENT (No such file or directory)</text:p>
      <text:p text:style-name="P26">openat(AT_FDCWD, "/home/ilya/CLionProjects/os_lab_05/cmake-build-debug/libzmq.so.5", O_RDONLY|O_CLOEXEC) = -1 ENOENT (No such file or directory)</text:p>
      <text:p text:style-name="P26">stat("/home/ilya/CLionProjects/os_lab_05/cmake-build-debug", 0x7ffcffc49e10) = -1 ENOENT (No such file or directory)</text:p>
      <text:p text:style-name="P26">openat(AT_FDCWD, "/etc/ld.so.cache", O_RDONLY|O_CLOEXEC) = 3</text:p>
      <text:p text:style-name="P26">fstat(3, {st_mode=S_IFREG|0644, st_size=152516, ...}) = 0</text:p>
      <text:p text:style-name="P26">mmap(NULL, 152516, PROT_READ, MAP_PRIVATE, 3, 0) = 0x7f48cb898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usr/lib/x86_64-linux-gnu/libzmq.so.5", O_RDONLY|O_CLOEXEC) = 3</text:p>
      <text:p text:style-name="P26">read(3, "\177ELF\2\1\1\0\0\0\0\0\0\0\0\0\3\0&gt;\0\1\0\0\0P?\1\0\0\0\0\0"..., 832) = 832</text:p>
      <text:p text:style-name="P26">fstat(3, {st_mode=S_IFREG|0644, st_size=630464, ...}) = 0</text:p>
      <text:p text:style-name="P26">mmap(NULL, 8192, PROT_READ|PROT_WRITE, MAP_PRIVATE|MAP_ANONYMOUS, -1, 0) = 0x7f48cb896000</text:p>
      <text:p text:style-name="P26">mmap(NULL, 2725560, PROT_READ|PROT_EXEC, MAP_PRIVATE|MAP_DENYWRITE, 3, 0) = 0x7f48cb3fd000</text:p>
      <text:p text:style-name="P26">mprotect(0x7f48cb490000, 2097152, PROT_NONE) = 0</text:p>
      <text:p text:style-name="P26">mmap(0x7f48cb690000, 28672, PROT_READ|PROT_WRITE, MAP_PRIVATE|MAP_FIXED|MAP_DENYWRITE, 3, 0x93000) = 0x7f48cb690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usr/lib/x86_64-linux-gnu/libstdc++.so.6", O_RDONLY|O_CLOEXEC) = 3</text:p>
      <text:p text:style-name="P26">read(3, "\177ELF\2\1\1\3\0\0\0\0\0\0\0\0\3\0&gt;\0\1\0\0\0\220\304\10\0\0\0\0\0"..., 832) = 832</text:p>
      <text:p text:style-name="P26"><text:soft-page-break/>fstat(3, {st_mode=S_IFREG|0644, st_size=1594864, ...}) = 0</text:p>
      <text:p text:style-name="P26">mmap(NULL, 3702848, PROT_READ|PROT_EXEC, MAP_PRIVATE|MAP_DENYWRITE, 3, 0) = 0x7f48cb074000</text:p>
      <text:p text:style-name="P26">mprotect(0x7f48cb1ed000, 2097152, PROT_NONE) = 0</text:p>
      <text:p text:style-name="P26">mmap(0x7f48cb3ed000, 49152, PROT_READ|PROT_WRITE, MAP_PRIVATE|MAP_FIXED|MAP_DENYWRITE, 3, 0x179000) = 0x7f48cb3ed000</text:p>
      <text:p text:style-name="P26">mmap(0x7f48cb3f9000, 12352, PROT_READ|PROT_WRITE, MAP_PRIVATE|MAP_FIXED|MAP_ANONYMOUS, -1, 0) = 0x7f48cb3f9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gcc_s.so.1", O_RDONLY|O_CLOEXEC) = 3</text:p>
      <text:p text:style-name="P26">read(3, "\177ELF\2\1\1\0\0\0\0\0\0\0\0\0\3\0&gt;\0\1\0\0\0\300*\0\0\0\0\0\0"..., 832) = 832</text:p>
      <text:p text:style-name="P26">fstat(3, {st_mode=S_IFREG|0644, st_size=96616, ...}) = 0</text:p>
      <text:p text:style-name="P26">mmap(NULL, 2192432, PROT_READ|PROT_EXEC, MAP_PRIVATE|MAP_DENYWRITE, 3, 0) = 0x7f48cae5c000</text:p>
      <text:p text:style-name="P26">mprotect(0x7f48cae73000, 2093056, PROT_NONE) = 0</text:p>
      <text:p text:style-name="P26">mmap(0x7f48cb072000, 8192, PROT_READ|PROT_WRITE, MAP_PRIVATE|MAP_FIXED|MAP_DENYWRITE, 3, 0x16000) = 0x7f48cb072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c.so.6", O_RDONLY|O_CLOEXEC) = 3</text:p>
      <text:p text:style-name="P26">read(3, "\177ELF\2\1\1\3\0\0\0\0\0\0\0\0\3\0&gt;\0\1\0\0\0\260\34\2\0\0\0\0\0"..., 832) = 832</text:p>
      <text:p text:style-name="P26">fstat(3, {st_mode=S_IFREG|0755, st_size=2030544, ...}) = 0</text:p>
      <text:p text:style-name="P26">mmap(NULL, 4131552, PROT_READ|PROT_EXEC, MAP_PRIVATE|MAP_DENYWRITE, 3, 0) = 0x7f48caa6b000</text:p>
      <text:p text:style-name="P26">mprotect(0x7f48cac52000, 2097152, PROT_NONE) = 0</text:p>
      <text:p text:style-name="P26">mmap(0x7f48cae52000, 24576, PROT_READ|PROT_WRITE, MAP_PRIVATE|MAP_FIXED|MAP_DENYWRITE, 3, 0x1e7000) = 0x7f48cae52000</text:p>
      <text:p text:style-name="P26"><text:soft-page-break/>mmap(0x7f48cae58000, 15072, PROT_READ|PROT_WRITE, MAP_PRIVATE|MAP_FIXED|MAP_ANONYMOUS, -1, 0) = 0x7f48cae58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usr/lib/x86_64-linux-gnu/libsodium.so.23", O_RDONLY|O_CLOEXEC) = 3</text:p>
      <text:p text:style-name="P26">read(3, "\177ELF\2\1\1\0\0\0\0\0\0\0\0\0\3\0&gt;\0\1\0\0\0\340\251\0\0\0\0\0\0"..., 832) = 832</text:p>
      <text:p text:style-name="P26">fstat(3, {st_mode=S_IFREG|0644, st_size=330440, ...}) = 0</text:p>
      <text:p text:style-name="P26">mmap(NULL, 2425864, PROT_READ|PROT_EXEC, MAP_PRIVATE|MAP_DENYWRITE, 3, 0) = 0x7f48ca81a000</text:p>
      <text:p text:style-name="P26">mprotect(0x7f48ca86a000, 2093056, PROT_NONE) = 0</text:p>
      <text:p text:style-name="P26">mmap(0x7f48caa69000, 8192, PROT_READ|PROT_WRITE, MAP_PRIVATE|MAP_FIXED|MAP_DENYWRITE, 3, 0x4f000) = 0x7f48caa69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usr/lib/x86_64-linux-gnu/libpgm-5.2.so.0", O_RDONLY|O_CLOEXEC) = 3</text:p>
      <text:p text:style-name="P26">read(3, "\177ELF\2\1\1\0\0\0\0\0\0\0\0\0\3\0&gt;\0\1\0\0\0000;\0\0\0\0\0\0"..., 832) = 832</text:p>
      <text:p text:style-name="P26">fstat(3, {st_mode=S_IFREG|0644, st_size=293784, ...}) = 0</text:p>
      <text:p text:style-name="P26">mmap(NULL, 2406448, PROT_READ|PROT_EXEC, MAP_PRIVATE|MAP_DENYWRITE, 3, 0) = 0x7f48ca5ce000</text:p>
      <text:p text:style-name="P26">mprotect(0x7f48ca615000, 2093056, PROT_NONE) = 0</text:p>
      <text:p text:style-name="P26">mmap(0x7f48ca814000, 8192, PROT_READ|PROT_WRITE, MAP_PRIVATE|MAP_FIXED|MAP_DENYWRITE, 3, 0x46000) = 0x7f48ca814000</text:p>
      <text:p text:style-name="P26">mmap(0x7f48ca816000, 14384, PROT_READ|PROT_WRITE, MAP_PRIVATE|MAP_FIXED|MAP_ANONYMOUS, -1, 0) = 0x7f48ca816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usr/lib/x86_64-linux-gnu/libnorm.so.1", O_RDONLY|O_CLOEXEC) = 3</text:p>
      <text:p text:style-name="P26"><text:soft-page-break/>read(3, "\177ELF\2\1\1\0\0\0\0\0\0\0\0\0\3\0&gt;\0\1\0\0\0000\374\1\0\0\0\0\0"..., 832) = 832</text:p>
      <text:p text:style-name="P26">fstat(3, {st_mode=S_IFREG|0644, st_size=522248, ...}) = 0</text:p>
      <text:p text:style-name="P26">mmap(NULL, 8192, PROT_READ|PROT_WRITE, MAP_PRIVATE|MAP_ANONYMOUS, -1, 0) = 0x7f48cb894000</text:p>
      <text:p text:style-name="P26">mmap(NULL, 3340624, PROT_READ|PROT_EXEC, MAP_PRIVATE|MAP_DENYWRITE, 3, 0) = 0x7f48ca29e000</text:p>
      <text:p text:style-name="P26">mprotect(0x7f48ca31b000, 2097152, PROT_NONE) = 0</text:p>
      <text:p text:style-name="P26">mmap(0x7f48ca51b000, 12288, PROT_READ|PROT_WRITE, MAP_PRIVATE|MAP_FIXED|MAP_DENYWRITE, 3, 0x7d000) = 0x7f48ca51b000</text:p>
      <text:p text:style-name="P26">mmap(0x7f48ca51e000, 719184, PROT_READ|PROT_WRITE, MAP_PRIVATE|MAP_FIXED|MAP_ANONYMOUS, -1, 0) = 0x7f48ca51e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rt.so.1", O_RDONLY|O_CLOEXEC) = 3</text:p>
      <text:p text:style-name="P26">read(3, "\177ELF\2\1\1\0\0\0\0\0\0\0\0\0\3\0&gt;\0\1\0\0\0\0\"\0\0\0\0\0\0"..., 832) = 832</text:p>
      <text:p text:style-name="P26">fstat(3, {st_mode=S_IFREG|0644, st_size=31680, ...}) = 0</text:p>
      <text:p text:style-name="P26">mmap(NULL, 2128864, PROT_READ|PROT_EXEC, MAP_PRIVATE|MAP_DENYWRITE, 3, 0) = 0x7f48ca096000</text:p>
      <text:p text:style-name="P26">mprotect(0x7f48ca09d000, 2093056, PROT_NONE) = 0</text:p>
      <text:p text:style-name="P26">mmap(0x7f48ca29c000, 8192, PROT_READ|PROT_WRITE, MAP_PRIVATE|MAP_FIXED|MAP_DENYWRITE, 3, 0x6000) = 0x7f48ca29c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pthread.so.0", O_RDONLY|O_CLOEXEC) = 3</text:p>
      <text:p text:style-name="P26">read(3, "\177ELF\2\1\1\0\0\0\0\0\0\0\0\0\3\0&gt;\0\1\0\0\0000b\0\0\0\0\0\0"..., 832) = 832</text:p>
      <text:p text:style-name="P26">fstat(3, {st_mode=S_IFREG|0755, st_size=144976, ...}) = 0</text:p>
      <text:p text:style-name="P26"><text:soft-page-break/>mmap(NULL, 2221184, PROT_READ|PROT_EXEC, MAP_PRIVATE|MAP_DENYWRITE, 3, 0) = 0x7f48c9e77000</text:p>
      <text:p text:style-name="P26">mprotect(0x7f48c9e91000, 2093056, PROT_NONE) = 0</text:p>
      <text:p text:style-name="P26">mmap(0x7f48ca090000, 8192, PROT_READ|PROT_WRITE, MAP_PRIVATE|MAP_FIXED|MAP_DENYWRITE, 3, 0x19000) = 0x7f48ca090000</text:p>
      <text:p text:style-name="P26">mmap(0x7f48ca092000, 13440, PROT_READ|PROT_WRITE, MAP_PRIVATE|MAP_FIXED|MAP_ANONYMOUS, -1, 0) = 0x7f48ca092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m.so.6", O_RDONLY|O_CLOEXEC) = 3</text:p>
      <text:p text:style-name="P26">read(3, "\177ELF\2\1\1\3\0\0\0\0\0\0\0\0\3\0&gt;\0\1\0\0\0\200\272\0\0\0\0\0\0"..., 832) = 832</text:p>
      <text:p text:style-name="P26">fstat(3, {st_mode=S_IFREG|0644, st_size=1700792, ...}) = 0</text:p>
      <text:p text:style-name="P26">mmap(NULL, 3789144, PROT_READ|PROT_EXEC, MAP_PRIVATE|MAP_DENYWRITE, 3, 0) = 0x7f48c9ad9000</text:p>
      <text:p text:style-name="P26">mprotect(0x7f48c9c76000, 2093056, PROT_NONE) = 0</text:p>
      <text:p text:style-name="P26">mmap(0x7f48c9e75000, 8192, PROT_READ|PROT_WRITE, MAP_PRIVATE|MAP_FIXED|MAP_DENYWRITE, 3, 0x19c000) = 0x7f48c9e75000</text:p>
      <text:p text:style-name="P26">close(3) <text:s text:c="31"/>= 0</text:p>
      <text:p text:style-name="P26">mmap(NULL, 8192, PROT_READ|PROT_WRITE, MAP_PRIVATE|MAP_ANONYMOUS, -1, 0) = 0x7f48cb892000</text:p>
      <text:p text:style-name="P26">mmap(NULL, 12288, PROT_READ|PROT_WRITE, MAP_PRIVATE|MAP_ANONYMOUS, -1, 0) = 0x7f48cb88f000</text:p>
      <text:p text:style-name="P26">arch_prctl(ARCH_SET_FS, 0x7f48cb88fb80) = 0</text:p>
      <text:p text:style-name="P26">mprotect(0x7f48cae52000, 16384, PROT_READ) = 0</text:p>
      <text:p text:style-name="P26">mprotect(0x7f48c9e75000, 4096, PROT_READ) = 0</text:p>
      <text:p text:style-name="P26">mprotect(0x7f48ca090000, 4096, PROT_READ) = 0</text:p>
      <text:p text:style-name="P26">mprotect(0x7f48ca29c000, 4096, PROT_READ) = 0</text:p>
      <text:p text:style-name="P26">mprotect(0x7f48cb072000, 4096, PROT_READ) = 0</text:p>
      <text:p text:style-name="P26">mmap(NULL, 8192, PROT_READ|PROT_WRITE, MAP_PRIVATE|MAP_ANONYMOUS, -1, 0) = 0x7f48cb88d000</text:p>
      <text:p text:style-name="P26"><text:soft-page-break/>mprotect(0x7f48cb3ed000, 40960, PROT_READ) = 0</text:p>
      <text:p text:style-name="P26">mprotect(0x7f48ca51b000, 8192, PROT_READ) = 0</text:p>
      <text:p text:style-name="P26">mprotect(0x7f48ca814000, 4096, PROT_READ) = 0</text:p>
      <text:p text:style-name="P26">mprotect(0x7f48caa69000, 4096, PROT_READ) = 0</text:p>
      <text:p text:style-name="P26">mprotect(0x7f48cb690000, 24576, PROT_READ) = 0</text:p>
      <text:p text:style-name="P26">mprotect(0x55bfa0f00000, 4096, PROT_READ) = 0</text:p>
      <text:p text:style-name="P26">mprotect(0x7f48cb8be000, 4096, PROT_READ) = 0</text:p>
      <text:p text:style-name="P26">munmap(0x7f48cb898000, 152516) <text:s text:c="9"/>= 0</text:p>
      <text:p text:style-name="P26">set_tid_address(0x7f48cb88fe50) <text:s text:c="8"/>= 10254</text:p>
      <text:p text:style-name="P26">set_robust_list(0x7f48cb88fe60, 24) <text:s text:c="4"/>= 0</text:p>
      <text:p text:style-name="P26">rt_sigaction(SIGRTMIN, {sa_handler=0x7f48c9e7ccb0, sa_mask=[], sa_flags=SA_RESTORER|SA_SIGINFO, sa_restorer=0x7f48c9e89890}, NULL, 8) = 0</text:p>
      <text:p text:style-name="P26">rt_sigaction(SIGRT_1, {sa_handler=0x7f48c9e7cd50, sa_mask=[], sa_flags=SA_RESTORER|SA_RESTART|SA_SIGINFO, sa_restorer=0x7f48c9e89890}, NULL, 8) = 0</text:p>
      <text:p text:style-name="P26">rt_sigprocmask(SIG_UNBLOCK, [RTMIN RT_1], NULL, 8) = 0</text:p>
      <text:p text:style-name="P26">prlimit64(0, RLIMIT_STACK, NULL, {rlim_cur=8192*1024, rlim_max=RLIM64_INFINITY}) = 0</text:p>
      <text:p text:style-name="P26">brk(NULL) <text:s text:c="30"/>= 0x55bfa1b1d000</text:p>
      <text:p text:style-name="P26">brk(0x55bfa1b3e000) <text:s text:c="20"/>= 0x55bfa1b3e000</text:p>
      <text:p text:style-name="P26">futex(0x7f48cb3fa09c, FUTEX_WAKE_PRIVATE, 2147483647) = 0</text:p>
      <text:p text:style-name="P26">futex(0x7f48cb3fa0a8, FUTEX_WAKE_PRIVATE, 2147483647) = 0</text:p>
      <text:p text:style-name="P26">openat(AT_FDCWD, "/sys/devices/system/cpu/online", O_RDONLY|O_CLOEXEC) = 3</text:p>
      <text:p text:style-name="P26">read(3, "0-3\n", 8192) <text:s text:c="17"/>= 4</text:p>
      <text:p text:style-name="P26">close(3) <text:s text:c="31"/>= 0</text:p>
      <text:p text:style-name="P26">openat(AT_FDCWD, "/sys/devices/system/cpu", O_RDONLY|O_NONBLOCK|O_CLOEXEC|O_DIRECTORY) = 3</text:p>
      <text:p text:style-name="P26">fstat(3, {st_mode=S_IFDIR|0755, st_size=0, ...}) = 0</text:p>
      <text:p text:style-name="P26">getdents(3, /* 22 entries */, 32768) <text:s text:c="3"/>= 656</text:p>
      <text:p text:style-name="P26"><text:soft-page-break/>getdents(3, /* 0 entries */, 32768) <text:s text:c="4"/>= 0</text:p>
      <text:p text:style-name="P26">close(3) <text:s text:c="31"/>= 0</text:p>
      <text:p text:style-name="P26">getpid() <text:s text:c="31"/>= 10254</text:p>
      <text:p text:style-name="P26">sched_getaffinity(10254, 128, [0, 1, 2, 3]) = 8</text:p>
      <text:p text:style-name="P26">openat(AT_FDCWD, "/etc/nsswitch.conf", O_RDONLY|O_CLOEXEC) = 3</text:p>
      <text:p text:style-name="P26">fstat(3, {st_mode=S_IFREG|0644, st_size=556, ...}) = 0</text:p>
      <text:p text:style-name="P26">read(3, "# /etc/nsswitch.conf\n#\n# Example"..., 4096) = 556</text:p>
      <text:p text:style-name="P26">read(3, "", 4096) <text:s text:c="22"/>= 0</text:p>
      <text:p text:style-name="P26">close(3) <text:s text:c="31"/>= 0</text:p>
      <text:p text:style-name="P26">openat(AT_FDCWD, "/etc/ld.so.cache", O_RDONLY|O_CLOEXEC) = 3</text:p>
      <text:p text:style-name="P26">fstat(3, {st_mode=S_IFREG|0644, st_size=152516, ...}) = 0</text:p>
      <text:p text:style-name="P26">mmap(NULL, 152516, PROT_READ, MAP_PRIVATE, 3, 0) = 0x7f48cb898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tls/x86_64/x86_64/libnss_db.so.2", O_RDONLY|O_CLOEXEC) = -1 ENOENT (No such file or directory)</text:p>
      <text:p text:style-name="P26">stat("/lib/x86_64-linux-gnu/tls/x86_64/x86_64", 0x7ffcffc476a0) = -1 ENOENT (No such file or directory)</text:p>
      <text:p text:style-name="P26">openat(AT_FDCWD, "/lib/x86_64-linux-gnu/tls/x86_64/libnss_db.so.2", O_RDONLY|O_CLOEXEC) = -1 ENOENT (No such file or directory)</text:p>
      <text:p text:style-name="P26">stat("/lib/x86_64-linux-gnu/tls/x86_64", 0x7ffcffc476a0) = -1 ENOENT (No such file or directory)</text:p>
      <text:p text:style-name="P26">openat(AT_FDCWD, "/lib/x86_64-linux-gnu/tls/x86_64/libnss_db.so.2", O_RDONLY|O_CLOEXEC) = -1 ENOENT (No such file or directory)</text:p>
      <text:p text:style-name="P26">stat("/lib/x86_64-linux-gnu/tls/x86_64", 0x7ffcffc476a0) = -1 ENOENT (No such file or directory)</text:p>
      <text:p text:style-name="P26">openat(AT_FDCWD, "/lib/x86_64-linux-gnu/tls/libnss_db.so.2", O_RDONLY|O_CLOEXEC) = -1 ENOENT (No such file or directory)</text:p>
      <text:p text:style-name="P26">stat("/lib/x86_64-linux-gnu/tls", 0x7ffcffc476a0) = -1 ENOENT (No such file or directory)</text:p>
      <text:p text:style-name="P26"><text:soft-page-break/>openat(AT_FDCWD, "/lib/x86_64-linux-gnu/x86_64/x86_64/libnss_db.so.2", O_RDONLY|O_CLOEXEC) = -1 ENOENT (No such file or directory)</text:p>
      <text:p text:style-name="P26">stat("/lib/x86_64-linux-gnu/x86_64/x86_64", 0x7ffcffc476a0) = -1 ENOENT (No such file or directory)</text:p>
      <text:p text:style-name="P26">openat(AT_FDCWD, "/lib/x86_64-linux-gnu/x86_64/libnss_db.so.2", O_RDONLY|O_CLOEXEC) = -1 ENOENT (No such file or directory)</text:p>
      <text:p text:style-name="P26">stat("/lib/x86_64-linux-gnu/x86_64", 0x7ffcffc476a0) = -1 ENOENT (No such file or directory)</text:p>
      <text:p text:style-name="P26">openat(AT_FDCWD, "/lib/x86_64-linux-gnu/x86_64/libnss_db.so.2", O_RDONLY|O_CLOEXEC) = -1 ENOENT (No such file or directory)</text:p>
      <text:p text:style-name="P26">stat("/lib/x86_64-linux-gnu/x86_64", 0x7ffcffc476a0) = -1 ENOENT (No such file or directory)</text:p>
      <text:p text:style-name="P26">openat(AT_FDCWD, "/lib/x86_64-linux-gnu/libnss_db.so.2", O_RDONLY|O_CLOEXEC) = -1 ENOENT (No such file or directory)</text:p>
      <text:p text:style-name="P26">stat("/lib/x86_64-linux-gnu", {st_mode=S_IFDIR|0755, st_size=12288, ...}) = 0</text:p>
      <text:p text:style-name="P26">openat(AT_FDCWD, "/usr/lib/x86_64-linux-gnu/tls/x86_64/x86_64/libnss_db.so.2", O_RDONLY|O_CLOEXEC) = -1 ENOENT (No such file or directory)</text:p>
      <text:p text:style-name="P26">stat("/usr/lib/x86_64-linux-gnu/tls/x86_64/x86_64", 0x7ffcffc476a0) = -1 ENOENT (No such file or directory)</text:p>
      <text:p text:style-name="P26">openat(AT_FDCWD, "/usr/lib/x86_64-linux-gnu/tls/x86_64/libnss_db.so.2", O_RDONLY|O_CLOEXEC) = -1 ENOENT (No such file or directory)</text:p>
      <text:p text:style-name="P26">stat("/usr/lib/x86_64-linux-gnu/tls/x86_64", 0x7ffcffc476a0) = -1 ENOENT (No such file or directory)</text:p>
      <text:p text:style-name="P26">openat(AT_FDCWD, "/usr/lib/x86_64-linux-gnu/tls/x86_64/libnss_db.so.2", O_RDONLY|O_CLOEXEC) = -1 ENOENT (No such file or directory)</text:p>
      <text:p text:style-name="P26">stat("/usr/lib/x86_64-linux-gnu/tls/x86_64", 0x7ffcffc476a0) = -1 ENOENT (No such file or directory)</text:p>
      <text:p text:style-name="P26">openat(AT_FDCWD, "/usr/lib/x86_64-linux-gnu/tls/libnss_db.so.2", O_RDONLY|O_CLOEXEC) = -1 ENOENT (No such file or directory)</text:p>
      <text:p text:style-name="P26">stat("/usr/lib/x86_64-linux-gnu/tls", 0x7ffcffc476a0) = -1 ENOENT (No such file or directory)</text:p>
      <text:p text:style-name="P26">openat(AT_FDCWD, "/usr/lib/x86_64-linux-gnu/x86_64/x86_64/libnss_db.so.2", O_RDONLY|O_CLOEXEC) = -1 ENOENT (No such file or directory)</text:p>
      <text:p text:style-name="P26"><text:soft-page-break/>stat("/usr/lib/x86_64-linux-gnu/x86_64/x86_64", 0x7ffcffc476a0) = -1 ENOENT (No such file or directory)</text:p>
      <text:p text:style-name="P26">openat(AT_FDCWD, "/usr/lib/x86_64-linux-gnu/x86_64/libnss_db.so.2", O_RDONLY|O_CLOEXEC) = -1 ENOENT (No such file or directory)</text:p>
      <text:p text:style-name="P26">stat("/usr/lib/x86_64-linux-gnu/x86_64", 0x7ffcffc476a0) = -1 ENOENT (No such file or directory)</text:p>
      <text:p text:style-name="P26">openat(AT_FDCWD, "/usr/lib/x86_64-linux-gnu/x86_64/libnss_db.so.2", O_RDONLY|O_CLOEXEC) = -1 ENOENT (No such file or directory)</text:p>
      <text:p text:style-name="P26">stat("/usr/lib/x86_64-linux-gnu/x86_64", 0x7ffcffc476a0) = -1 ENOENT (No such file or directory)</text:p>
      <text:p text:style-name="P26">openat(AT_FDCWD, "/usr/lib/x86_64-linux-gnu/libnss_db.so.2", O_RDONLY|O_CLOEXEC) = -1 ENOENT (No such file or directory)</text:p>
      <text:p text:style-name="P26">stat("/usr/lib/x86_64-linux-gnu", {st_mode=S_IFDIR|0755, st_size=122880, ...}) = 0</text:p>
      <text:p text:style-name="P26">openat(AT_FDCWD, "/lib/tls/x86_64/x86_64/libnss_db.so.2", O_RDONLY|O_CLOEXEC) = -1 ENOENT (No such file or directory)</text:p>
      <text:p text:style-name="P26">stat("/lib/tls/x86_64/x86_64", 0x7ffcffc476a0) = -1 ENOENT (No such file or directory)</text:p>
      <text:p text:style-name="P26">openat(AT_FDCWD, "/lib/tls/x86_64/libnss_db.so.2", O_RDONLY|O_CLOEXEC) = -1 ENOENT (No such file or directory)</text:p>
      <text:p text:style-name="P26">stat("/lib/tls/x86_64", 0x7ffcffc476a0) = -1 ENOENT (No such file or directory)</text:p>
      <text:p text:style-name="P26">openat(AT_FDCWD, "/lib/tls/x86_64/libnss_db.so.2", O_RDONLY|O_CLOEXEC) = -1 ENOENT (No such file or directory)</text:p>
      <text:p text:style-name="P26">stat("/lib/tls/x86_64", 0x7ffcffc476a0) = -1 ENOENT (No such file or directory)</text:p>
      <text:p text:style-name="P26">openat(AT_FDCWD, "/lib/tls/libnss_db.so.2", O_RDONLY|O_CLOEXEC) = -1 ENOENT (No such file or directory)</text:p>
      <text:p text:style-name="P26">stat("/lib/tls", 0x7ffcffc476a0) <text:s text:c="7"/>= -1 ENOENT (No such file or directory)</text:p>
      <text:p text:style-name="P26">openat(AT_FDCWD, "/lib/x86_64/x86_64/libnss_db.so.2", O_RDONLY|O_CLOEXEC) = -1 ENOENT (No such file or directory)</text:p>
      <text:p text:style-name="P26">stat("/lib/x86_64/x86_64", 0x7ffcffc476a0) = -1 ENOENT (No such file or directory)</text:p>
      <text:p text:style-name="P26">openat(AT_FDCWD, "/lib/x86_64/libnss_db.so.2", O_RDONLY|O_CLOEXEC) = -1 ENOENT (No such file or directory)</text:p>
      <text:p text:style-name="P26"><text:soft-page-break/>stat("/lib/x86_64", 0x7ffcffc476a0) <text:s text:c="4"/>= -1 ENOENT (No such file or directory)</text:p>
      <text:p text:style-name="P26">openat(AT_FDCWD, "/lib/x86_64/libnss_db.so.2", O_RDONLY|O_CLOEXEC) = -1 ENOENT (No such file or directory)</text:p>
      <text:p text:style-name="P26">stat("/lib/x86_64", 0x7ffcffc476a0) <text:s text:c="4"/>= -1 ENOENT (No such file or directory)</text:p>
      <text:p text:style-name="P26">openat(AT_FDCWD, "/lib/libnss_db.so.2", O_RDONLY|O_CLOEXEC) = -1 ENOENT (No such file or directory)</text:p>
      <text:p text:style-name="P26">stat("/lib", {st_mode=S_IFDIR|0755, st_size=4096, ...}) = 0</text:p>
      <text:p text:style-name="P26">openat(AT_FDCWD, "/usr/lib/tls/x86_64/x86_64/libnss_db.so.2", O_RDONLY|O_CLOEXEC) = -1 ENOENT (No such file or directory)</text:p>
      <text:p text:style-name="P26">stat("/usr/lib/tls/x86_64/x86_64", 0x7ffcffc476a0) = -1 ENOENT (No such file or directory)</text:p>
      <text:p text:style-name="P26">openat(AT_FDCWD, "/usr/lib/tls/x86_64/libnss_db.so.2", O_RDONLY|O_CLOEXEC) = -1 ENOENT (No such file or directory)</text:p>
      <text:p text:style-name="P26">stat("/usr/lib/tls/x86_64", 0x7ffcffc476a0) = -1 ENOENT (No such file or directory)</text:p>
      <text:p text:style-name="P26">openat(AT_FDCWD, "/usr/lib/tls/x86_64/libnss_db.so.2", O_RDONLY|O_CLOEXEC) = -1 ENOENT (No such file or directory)</text:p>
      <text:p text:style-name="P26">stat("/usr/lib/tls/x86_64", 0x7ffcffc476a0) = -1 ENOENT (No such file or directory)</text:p>
      <text:p text:style-name="P26">openat(AT_FDCWD, "/usr/lib/tls/libnss_db.so.2", O_RDONLY|O_CLOEXEC) = -1 ENOENT (No such file or directory)</text:p>
      <text:p text:style-name="P26">stat("/usr/lib/tls", 0x7ffcffc476a0) <text:s text:c="3"/>= -1 ENOENT (No such file or directory)</text:p>
      <text:p text:style-name="P26">openat(AT_FDCWD, "/usr/lib/x86_64/x86_64/libnss_db.so.2", O_RDONLY|O_CLOEXEC) = -1 ENOENT (No such file or directory)</text:p>
      <text:p text:style-name="P26">stat("/usr/lib/x86_64/x86_64", 0x7ffcffc476a0) = -1 ENOENT (No such file or directory)</text:p>
      <text:p text:style-name="P26">openat(AT_FDCWD, "/usr/lib/x86_64/libnss_db.so.2", O_RDONLY|O_CLOEXEC) = -1 ENOENT (No such file or directory)</text:p>
      <text:p text:style-name="P26">stat("/usr/lib/x86_64", 0x7ffcffc476a0) = -1 ENOENT (No such file or directory)</text:p>
      <text:p text:style-name="P26">openat(AT_FDCWD, "/usr/lib/x86_64/libnss_db.so.2", O_RDONLY|O_CLOEXEC) = -1 ENOENT (No such file or directory)</text:p>
      <text:p text:style-name="P26">stat("/usr/lib/x86_64", 0x7ffcffc476a0) = -1 ENOENT (No such file or directory)</text:p>
      <text:p text:style-name="P26"><text:soft-page-break/>openat(AT_FDCWD, "/usr/lib/libnss_db.so.2", O_RDONLY|O_CLOEXEC) = -1 ENOENT (No such file or directory)</text:p>
      <text:p text:style-name="P26">stat("/usr/lib", {st_mode=S_IFDIR|0755, st_size=12288, ...}) = 0</text:p>
      <text:p text:style-name="P26">munmap(0x7f48cb898000, 152516) <text:s text:c="9"/>= 0</text:p>
      <text:p text:style-name="P26">openat(AT_FDCWD, "/etc/ld.so.cache", O_RDONLY|O_CLOEXEC) = 3</text:p>
      <text:p text:style-name="P26">fstat(3, {st_mode=S_IFREG|0644, st_size=152516, ...}) = 0</text:p>
      <text:p text:style-name="P26">mmap(NULL, 152516, PROT_READ, MAP_PRIVATE, 3, 0) = 0x7f48cb898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nss_files.so.2", O_RDONLY|O_CLOEXEC) = 3</text:p>
      <text:p text:style-name="P26">read(3, "\177ELF\2\1\1\0\0\0\0\0\0\0\0\0\3\0&gt;\0\1\0\0\0P#\0\0\0\0\0\0"..., 832) = 832</text:p>
      <text:p text:style-name="P26">fstat(3, {st_mode=S_IFREG|0644, st_size=47568, ...}) = 0</text:p>
      <text:p text:style-name="P26">mmap(NULL, 2168632, PROT_READ|PROT_EXEC, MAP_PRIVATE|MAP_DENYWRITE, 3, 0) = 0x7f48c98c7000</text:p>
      <text:p text:style-name="P26">mprotect(0x7f48c98d2000, 2093056, PROT_NONE) = 0</text:p>
      <text:p text:style-name="P26">mmap(0x7f48c9ad1000, 8192, PROT_READ|PROT_WRITE, MAP_PRIVATE|MAP_FIXED|MAP_DENYWRITE, 3, 0xa000) = 0x7f48c9ad1000</text:p>
      <text:p text:style-name="P26">mmap(0x7f48c9ad3000, 22328, PROT_READ|PROT_WRITE, MAP_PRIVATE|MAP_FIXED|MAP_ANONYMOUS, -1, 0) = 0x7f48c9ad3000</text:p>
      <text:p text:style-name="P26">close(3) <text:s text:c="31"/>= 0</text:p>
      <text:p text:style-name="P26">mprotect(0x7f48c9ad1000, 4096, PROT_READ) = 0</text:p>
      <text:p text:style-name="P26">munmap(0x7f48cb898000, 152516) <text:s text:c="9"/>= 0</text:p>
      <text:p text:style-name="P26">openat(AT_FDCWD, "/etc/protocols", O_RDONLY|O_CLOEXEC) = 3</text:p>
      <text:p text:style-name="P26">fstat(3, {st_mode=S_IFREG|0644, st_size=2932, ...}) = 0</text:p>
      <text:p text:style-name="P26">read(3, "# Internet (IP) protocols\n#\n# Up"..., 4096) = 2932</text:p>
      <text:p text:style-name="P26">read(3, "", 4096) <text:s text:c="22"/>= 0</text:p>
      <text:p text:style-name="P26">close(3) <text:s text:c="31"/>= 0</text:p>
      <text:p text:style-name="P26">eventfd2(0, EFD_CLOEXEC) <text:s text:c="15"/>= 3</text:p>
      <text:p text:style-name="P26"><text:soft-page-break/>fcntl(3, F_GETFL) <text:s text:c="22"/>= 0x2 (flags O_RDWR)</text:p>
      <text:p text:style-name="P26">fcntl(3, F_SETFL, O_RDWR|O_NONBLOCK) <text:s text:c="3"/>= 0</text:p>
      <text:p text:style-name="P26">fcntl(3, F_GETFL) <text:s text:c="22"/>= 0x802 (flags O_RDWR|O_NONBLOCK)</text:p>
      <text:p text:style-name="P26">fcntl(3, F_SETFL, O_RDWR|O_NONBLOCK) <text:s text:c="3"/>= 0</text:p>
      <text:p text:style-name="P26">getrandom("\x51\xd8\x0f\x14\xf8\xc3\xe0\xea\xe3\x16\x8a\x50\xa2\xee\x9f\x8a", 16, 0) = 16</text:p>
      <text:p text:style-name="P26">getrandom("\x90\x23\x51\x70\xb7\x05\x5d\x81\x97\x5d\x81\x47\x9a\x67\x09\x12", 16, 0) = 16</text:p>
      <text:p text:style-name="P26">eventfd2(0, EFD_CLOEXEC) <text:s text:c="15"/>= 4</text:p>
      <text:p text:style-name="P26">fcntl(4, F_GETFL) <text:s text:c="22"/>= 0x2 (flags O_RDWR)</text:p>
      <text:p text:style-name="P26">fcntl(4, F_SETFL, O_RDWR|O_NONBLOCK) <text:s text:c="3"/>= 0</text:p>
      <text:p text:style-name="P26">fcntl(4, F_GETFL) <text:s text:c="22"/>= 0x802 (flags O_RDWR|O_NONBLOCK)</text:p>
      <text:p text:style-name="P26">fcntl(4, F_SETFL, O_RDWR|O_NONBLOCK) <text:s text:c="3"/>= 0</text:p>
      <text:p text:style-name="P26">epoll_create1(EPOLL_CLOEXEC) <text:s text:c="11"/>= 5</text:p>
      <text:p text:style-name="P26">epoll_ctl(5, EPOLL_CTL_ADD, 4, {0, {u32=2712860704, u64=94281539975200}}) = 0</text:p>
      <text:p text:style-name="P26">epoll_ctl(5, EPOLL_CTL_MOD, 4, {EPOLLIN, {u32=2712860704, u64=94281539975200}}) = 0</text:p>
      <text:p text:style-name="P26">mmap(NULL, 8392704, PROT_NONE, MAP_PRIVATE|MAP_ANONYMOUS|MAP_STACK, -1, 0) = 0x7f48c90c6000</text:p>
      <text:p text:style-name="P26">mprotect(0x7f48c90c7000, 8388608, PROT_READ|PROT_WRITE) = 0</text:p>
      <text:p text:style-name="P26">clone(child_stack=0x7f48c98c5b70, flags=CLONE_VM|CLONE_FS|CLONE_FILES|CLONE_SIGHAND|CLONE_THREAD|CLONE_SYSVSEM|CLONE_SETTLS|CLONE_PARENT_SETTID|CLONE_CHILD_CLEARTID, parent_tidptr=0x7f48c98c69d0, tls=0x7f48c98c6700, child_tidptr=0x7f48c98c69d0) = 10255</text:p>
      <text:p text:style-name="P26">openat(AT_FDCWD, "/proc/self/task/10255/comm", O_RDWR) = 6</text:p>
      <text:p text:style-name="P26">write(6, "ZMQbg/0", 7) <text:s text:c="17"/>= 7</text:p>
      <text:p text:style-name="P26">close(6) <text:s text:c="31"/>= 0</text:p>
      <text:p text:style-name="P26">eventfd2(0, EFD_CLOEXEC) <text:s text:c="15"/>= 6</text:p>
      <text:p text:style-name="P26">fcntl(6, F_GETFL) <text:s text:c="22"/>= 0x2 (flags O_RDWR)</text:p>
      <text:p text:style-name="P26"><text:soft-page-break/>fcntl(6, F_SETFL, O_RDWR|O_NONBLOCK) <text:s text:c="3"/>= 0</text:p>
      <text:p text:style-name="P26">fcntl(6, F_GETFL) <text:s text:c="22"/>= 0x802 (flags O_RDWR|O_NONBLOCK)</text:p>
      <text:p text:style-name="P26">fcntl(6, F_SETFL, O_RDWR|O_NONBLOCK) <text:s text:c="3"/>= 0</text:p>
      <text:p text:style-name="P26">epoll_create1(EPOLL_CLOEXEC) <text:s text:c="11"/>= 7</text:p>
      <text:p text:style-name="P26">epoll_ctl(7, EPOLL_CTL_ADD, 6, {0, {u32=2712876144, u64=94281539990640}}) = 0</text:p>
      <text:p text:style-name="P26">epoll_ctl(7, EPOLL_CTL_MOD, 6, {EPOLLIN, {u32=2712876144, u64=94281539990640}}) = 0</text:p>
      <text:p text:style-name="P26">mmap(NULL, 8392704, PROT_NONE, MAP_PRIVATE|MAP_ANONYMOUS|MAP_STACK, -1, 0) = 0x7f48c88c5000</text:p>
      <text:p text:style-name="P26">mprotect(0x7f48c88c6000, 8388608, PROT_READ|PROT_WRITE) = 0</text:p>
      <text:p text:style-name="P26">clone(child_stack=0x7f48c90c4b70, flags=CLONE_VM|CLONE_FS|CLONE_FILES|CLONE_SIGHAND|CLONE_THREAD|CLONE_SYSVSEM|CLONE_SETTLS|CLONE_PARENT_SETTID|CLONE_CHILD_CLEARTID, parent_tidptr=0x7f48c90c59d0, tls=0x7f48c90c5700, child_tidptr=0x7f48c90c59d0) = 10256</text:p>
      <text:p text:style-name="P26">openat(AT_FDCWD, "/proc/self/task/10256/comm", O_RDWR) = 8</text:p>
      <text:p text:style-name="P26">write(8, "ZMQbg/1", 7) <text:s text:c="17"/>= 7</text:p>
      <text:p text:style-name="P26">close(8) <text:s text:c="31"/>= 0</text:p>
      <text:p text:style-name="P26">eventfd2(0, EFD_CLOEXEC) <text:s text:c="15"/>= 8</text:p>
      <text:p text:style-name="P26">fcntl(8, F_GETFL) <text:s text:c="22"/>= 0x2 (flags O_RDWR)</text:p>
      <text:p text:style-name="P26">fcntl(8, F_SETFL, O_RDWR|O_NONBLOCK) <text:s text:c="3"/>= 0</text:p>
      <text:p text:style-name="P26">fcntl(8, F_GETFL) <text:s text:c="22"/>= 0x802 (flags O_RDWR|O_NONBLOCK)</text:p>
      <text:p text:style-name="P26">fcntl(8, F_SETFL, O_RDWR|O_NONBLOCK) <text:s text:c="3"/>= 0</text:p>
      <text:p text:style-name="P26">poll([{fd=8, events=POLLIN}], 1, 0) <text:s text:c="4"/>= 0 (Timeout)</text:p>
      <text:p text:style-name="P26">socket(AF_NETLINK, SOCK_RAW|SOCK_CLOEXEC, NETLINK_ROUTE) = 9</text:p>
      <text:p text:style-name="P26">bind(9, {sa_family=AF_NETLINK, nl_pid=0, nl_groups=00000000}, 12) = 0</text:p>
      <text:p text:style-name="P26">getsockname(9, {sa_family=AF_NETLINK, nl_pid=10254, nl_groups=00000000}, [12]) = 0</text:p>
      <text:p text:style-name="P26"><text:soft-page-break/>sendto(9, {{len=20, type=RTM_GETLINK, flags=NLM_F_REQUEST|NLM_F_DUMP, seq=1577382168, pid=0}, {ifi_family=AF_UNSPEC, ...}}, 20, 0, {sa_family=AF_NETLINK, nl_pid=0, nl_groups=00000000}, 12) = 20</text:p>
      <text:p text:style-name="P26">recvmsg(9, {msg_name={sa_family=AF_NETLINK, nl_pid=0, nl_groups=00000000}, msg_namelen=12, msg_iov=[{iov_base=[{{len=1316, type=RTM_NEWLINK, flags=NLM_F_MULTI, seq=1577382168, pid=10254}, {ifi_family=AF_UNSPEC, ifi_type=ARPHRD_LOOPBACK, ifi_index=if_nametoindex("lo"), ifi_flags=IFF_UP|IFF_LOOPBACK|IFF_RUNNING|0x10000, ifi_change=0}, [{{nla_len=7, nla_type=IFLA_IFNAME}, "lo"}, {{nla_len=8, nla_type=IFLA_TXQLEN}, 1000}, {{nla_len=5, nla_type=IFLA_OPERSTATE}, 0}, {{nla_len=5, nla_type=IFLA_LINKMODE}, 0}, {{nla_len=8, nla_type=IFLA_MTU}, 65536}, {{nla_len=8, nla_type=0x32 /* IFLA_??? */}, "\x00\x00\x00\x00"}, {{nla_len=8, nla_type=0x33 /* IFLA_??? */}, "\x00\x00\x00\x00"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0x2f /* IFLA_??? */}, "\x00\x00\x00\x00"}, {{nla_len=8, nla_type=0x30 /* IFLA_??? */}, "\x00\x00\x00\x00"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702, tx_packets=3702, rx_bytes=277184, tx_bytes=27718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702, tx_packets=3702, rx_bytes=277184, tx_bytes=27718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<text:soft-page-break/>nla_type=IFLA_AF_SPEC}, "\x88\x00\x02\x00\x84\x00\x01\x00\x00\x00\x00\x00\x00\x00\x00\x00\x00\x00\x00\x00\x01\x00\x00\x00\x01\x00\x00\x00\x01\x00\x00\x00"...}]}, {{len=1324, type=RTM_NEWLINK, flags=NLM_F_MULTI, seq=1577382168, pid=10254}, {ifi_family=AF_UNSPEC, ifi_type=ARPHRD_ETHER, ifi_index=if_nametoindex("enp1s0"), ifi_flags=IFF_UP|IFF_BROADCAST|IFF_MULTICAST, ifi_change=0}, [{{nla_len=11, nla_type=IFLA_IFNAME}, "enp1s0"}, {{nla_len=8, nla_type=IFLA_TXQLEN}, 1000}, {{nla_len=5, nla_type=IFLA_OPERSTATE}, 2}, {{nla_len=5, nla_type=IFLA_LINKMODE}, 0}, {{nla_len=8, nla_type=IFLA_MTU}, 1500}, {{nla_len=8, nla_type=0x32 /* IFLA_??? */}, "\x3c\x00\x00\x00"}, {{nla_len=8, nla_type=0x33 /* IFLA_??? */}, "\xf0\x23\x00\x00"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0}, {{nla_len=13, nla_type=IFLA_QDISC}, "fq_codel"}, {{nla_len=8, nla_type=IFLA_CARRIER_CHANGES}, 1}, {{nla_len=5, nla_type=IFLA_PROTO_DOWN}, 0}, {{nla_len=8, nla_type=0x2f /* IFLA_??? */}, "\x00\x00\x00\x00"}, {{nla_len=8, nla_type=0x30 /* IFLA_??? */}, "\x01\x00\x00\x00"}, {{nla_len=36, nla_type=IFLA_MAP}, {mem_start=0, mem_end=0, base_addr=0, irq=0, dma=0, port=0}}, {{nla_len=10, nla_type=IFLA_ADDRESS}, "\x54\xe1\xad\x32\x70\xf3"}, {{nla_len=10, nla_type=IFLA_BROADCAST}, "\xff\xff\xff\xff\xff\xff"}, {{nla_len=196, nla_type=IFLA_STATS64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], iov_len=4096}], msg_iovlen=1, msg_controllen=0, msg_flags=0}, 0) = 2640</text:p>
      <text:p text:style-name="P26"><text:soft-page-break/>recvmsg(9, {msg_name={sa_family=AF_NETLINK, nl_pid=0, nl_groups=00000000}, msg_namelen=12, msg_iov=[{iov_base={{len=1316, type=RTM_NEWLINK, flags=NLM_F_MULTI, seq=1577382168, pid=10254}, {ifi_family=AF_UNSPEC, ifi_type=ARPHRD_ETHER, ifi_index=if_nametoindex("wlp2s0"), ifi_flags=IFF_UP|IFF_BROADCAST|IFF_RUNNING|IFF_MULTICAST|0x10000, ifi_change=0}, [{{nla_len=11, nla_type=IFLA_IFNAME}, "wlp2s0"}, {{nla_len=8, nla_type=IFLA_TXQLEN}, 1000}, {{nla_len=5, nla_type=IFLA_OPERSTATE}, 6}, {{nla_len=5, nla_type=IFLA_LINKMODE}, 1}, {{nla_len=8, nla_type=IFLA_MTU}, 1500}, {{nla_len=8, nla_type=0x32 /* IFLA_??? */}, "\x00\x01\x00\x00"}, {{nla_len=8, nla_type=0x33 /* IFLA_??? */}, "\x00\x09\x00\x00"}, {{nla_len=8, nla_type=IFLA_GROUP}, 0}, {{nla_len=8, nla_type=IFLA_PROMISCUITY}, 0}, {{nla_len=8, nla_type=IFLA_NUM_TX_QUEUES}, 4}, {{nla_len=8, nla_type=IFLA_GSO_MAX_SEGS}, 65535}, {{nla_len=8, nla_type=IFLA_GSO_MAX_SIZE}, 65536}, {{nla_len=8, nla_type=IFLA_NUM_RX_QUEUES}, 1}, {{nla_len=5, nla_type=IFLA_CARRIER}, 1}, {{nla_len=7, nla_type=IFLA_QDISC}, "mq"}, {{nla_len=8, nla_type=IFLA_CARRIER_CHANGES}, 4}, {{nla_len=5, nla_type=IFLA_PROTO_DOWN}, 0}, {{nla_len=8, nla_type=0x2f /* IFLA_??? */}, "\x02\x00\x00\x00"}, {{nla_len=8, nla_type=0x30 /* IFLA_??? */}, "\x02\x00\x00\x00"}, {{nla_len=36, nla_type=IFLA_MAP}, {mem_start=0, mem_end=0, base_addr=0, irq=0, dma=0, port=0}}, {{nla_len=10, nla_type=IFLA_ADDRESS}, "\x34\xf6\x4b\x2d\x96\xfa"}, {{nla_len=10, nla_type=IFLA_BROADCAST}, "\xff\xff\xff\xff\xff\xff"}, {{nla_len=196, nla_type=IFLA_STATS64}, {rx_packets=401331, tx_packets=202239, rx_bytes=523984672, tx_bytes=2549034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401331, tx_packets=202239, rx_bytes=523984672, tx_bytes=2549034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00\x00\x01\x00\x00\x00\x01\x00\x00\x00\x01\x00\x00\x00"...}]}, iov_len=4096}], msg_iovlen=1, msg_controllen=0, msg_flags=0}, 0) = 1316</text:p>
      <text:p text:style-name="P26"><text:soft-page-break/>recvmsg(9, {msg_name={sa_family=AF_NETLINK, nl_pid=0, nl_groups=00000000}, msg_namelen=12, msg_iov=[{iov_base={{len=20, type=NLMSG_DONE, flags=NLM_F_MULTI, seq=1577382168, pid=10254}, 0}, iov_len=4096}], msg_iovlen=1, msg_controllen=0, msg_flags=0}, 0) = 20</text:p>
      <text:p text:style-name="P26">sendto(9, {{len=20, type=RTM_GETADDR, flags=NLM_F_REQUEST|NLM_F_DUMP, seq=1577382169, pid=0}, {ifa_family=AF_UNSPEC, ...}}, 20, 0, {sa_family=AF_NETLINK, nl_pid=0, nl_groups=00000000}, 12) = 20</text:p>
      <text:p text:style-name="P26">recvmsg(9, {msg_name={sa_family=AF_NETLINK, nl_pid=0, nl_groups=00000000}, msg_namelen=12, msg_iov=[{iov_base=[{{len=76, type=RTM_NEWADDR, flags=NLM_F_MULTI, seq=1577382169, pid=10254}, {ifa_family=AF_INET, ifa_prefixlen=8, ifa_flags=IFA_F_PERMANENT, ifa_scope=RT_SCOPE_HOST, ifa_index=if_nametoindex("lo")}, [{{nla_len=8, nla_type=IFA_ADDRESS}, 127.0.0.1}, {{nla_len=8, nla_type=IFA_LOCAL}, 127.0.0.1}, {{nla_len=7, nla_type=IFA_LABEL}, "lo"}, {{nla_len=8, nla_type=IFA_FLAGS}, IFA_F_PERMANENT}, {{nla_len=20, nla_type=IFA_CACHEINFO}, {ifa_prefered=4294967295, ifa_valid=4294967295, cstamp=638, tstamp=638}}]}, {{len=88, type=RTM_NEWADDR, flags=NLM_F_MULTI, seq=1577382169, pid=10254}, {ifa_family=AF_INET, ifa_prefixlen=24, ifa_flags=0, ifa_scope=RT_SCOPE_UNIVERSE, ifa_index=if_nametoindex("wlp2s0")}, [{{nla_len=8, nla_type=IFA_ADDRESS}, 192.168.0.103}, {{nla_len=8, nla_type=IFA_LOCAL}, 192.168.0.103}, {{nla_len=8, nla_type=IFA_BROADCAST}, 192.168.0.255}, {{nla_len=11, nla_type=IFA_LABEL}, "wlp2s0"}, {{nla_len=8, nla_type=IFA_FLAGS}, IFA_F_NOPREFIXROUTE}, {{nla_len=20, nla_type=IFA_CACHEINFO}, {ifa_prefered=5042, ifa_valid=5042, cstamp=745272, tstamp=745312}}]}], iov_len=4096}], msg_iovlen=1, msg_controllen=0, msg_flags=0}, 0) = 164</text:p>
      <text:p text:style-name="P26">recvmsg(9, {msg_name={sa_family=AF_NETLINK, nl_pid=0, nl_groups=00000000}, msg_namelen=12, msg_iov=[{iov_base=[{{len=72, type=RTM_NEWADDR, flags=NLM_F_MULTI, seq=1577382169, pid=10254}, {ifa_family=AF_INET6, ifa_prefixlen=128, ifa_flags=IFA_F_PERMANENT, ifa_scope=RT_SCOPE_HOST, ifa_index=if_nametoindex("lo")}, [{{nla_len=20, nla_type=IFA_ADDRESS}, ::1}, {{nla_len=20, nla_type=IFA_CACHEINFO}, {ifa_prefered=4294967295, ifa_valid=4294967295, cstamp=638, tstamp=638}}, {{nla_len=8, nla_type=IFA_FLAGS}, IFA_F_PERMANENT}]}, {{len=72, type=RTM_NEWADDR, flags=NLM_F_MULTI, seq=1577382169, pid=10254}, {ifa_family=AF_INET6, ifa_prefixlen=64, ifa_flags=IFA_F_PERMANENT, ifa_scope=RT_SCOPE_LINK, ifa_index=if_nametoindex("wlp2s0")}, [{{nla_len=20, nla_type=IFA_ADDRESS}, fe80::8a79:36f5:d59e:af00}, {{nla_len=20, nla_type=IFA_CACHEINFO}, {ifa_prefered=4294967295, <text:soft-page-break/>ifa_valid=4294967295, cstamp=745266, tstamp=745434}}, {{nla_len=8, nla_type=IFA_FLAGS}, IFA_F_PERMANENT|IFA_F_NOPREFIXROUTE}]}], iov_len=4096}], msg_iovlen=1, msg_controllen=0, msg_flags=0}, 0) = 144</text:p>
      <text:p text:style-name="P26">recvmsg(9, {msg_name={sa_family=AF_NETLINK, nl_pid=0, nl_groups=00000000}, msg_namelen=12, msg_iov=[{iov_base={{len=20, type=NLMSG_DONE, flags=NLM_F_MULTI, seq=1577382169, pid=10254}, 0}, iov_len=4096}], msg_iovlen=1, msg_controllen=0, msg_flags=0}, 0) = 20</text:p>
      <text:p text:style-name="P26">close(9) <text:s text:c="31"/>= 0</text:p>
      <text:p text:style-name="P26">socket(AF_INET, SOCK_STREAM|SOCK_CLOEXEC, IPPROTO_TCP) = 9</text:p>
      <text:p text:style-name="P26">setsockopt(9, SOL_SOCKET, SO_REUSEADDR, [1], 4) = 0</text:p>
      <text:p text:style-name="P26">bind(9, {sa_family=AF_INET, sin_port=htons(30000), sin_addr=inet_addr("127.0.0.1")}, 16) = 0</text:p>
      <text:p text:style-name="P26">listen(9, 100) <text:s text:c="25"/>= 0</text:p>
      <text:p text:style-name="P26">getsockname(9, {sa_family=AF_INET, sin_port=htons(30000), sin_addr=inet_addr("127.0.0.1")}, [128-&gt;16]) = 0</text:p>
      <text:p text:style-name="P26">write(6, "\1\0\0\0\0\0\0\0", 8) <text:s text:c="8"/>= 8</text:p>
      <text:p text:style-name="P26">write(8, "\1\0\0\0\0\0\0\0", 8) <text:s text:c="8"/>= 8</text:p>
      <text:p text:style-name="P26">fstat(0, {st_mode=S_IFCHR|0620, st_rdev=makedev(136, 0), ...}) = 0</text:p>
      <text:p text:style-name="P26">read(0, create 1</text:p>
      <text:p text:style-name="P26">"create 1\n", 1024) <text:s text:c="12"/>= 9</text:p>
      <text:p text:style-name="P26">clone(child_stack=NULL, flags=CLONE_CHILD_CLEARTID|CLONE_CHILD_SETTID|SIGCHLD, child_tidptr=0x7f48cb88fe50) = 10257</text:p>
      <text:p text:style-name="P26">poll([{fd=8, events=POLLIN}], 1, 0) <text:s text:c="4"/>= 1 ([{fd=8, revents=POLLIN}])</text:p>
      <text:p text:style-name="P26">read(8, "\1\0\0\0\0\0\0\0", 8) <text:s text:c="9"/>= 8</text:p>
      <text:p text:style-name="P26">poll([{fd=8, events=POLLIN}], 1, 0) <text:s text:c="4"/>= 0 (Timeout)</text:p>
      <text:p text:style-name="P26">write(6, "\1\0\0\0\0\0\0\0", 8) <text:s text:c="8"/>= 8</text:p>
      <text:p text:style-name="P26">poll([{fd=8, events=POLLIN}], 1, -1) <text:s text:c="3"/>= 1 ([{fd=8, revents=POLLIN}])</text:p>
      <text:p text:style-name="P26">read(8, "\1\0\0\0\0\0\0\0", 8) <text:s text:c="9"/>= 8</text:p>
      <text:p text:style-name="P26">poll([{fd=8, events=POLLIN}], 1, 0) <text:s text:c="4"/>= 0 (Timeout)</text:p>
      <text:p text:style-name="P26">write(6, "\1\0\0\0\0\0\0\0", 8) <text:s text:c="8"/>= 8</text:p>
      <text:p text:style-name="P26">fstat(1, {st_mode=S_IFCHR|0620, st_rdev=makedev(136, 0), ...}) = 0</text:p>
      <text:p text:style-name="P26"><text:soft-page-break/>write(1, "Ok:10200\n", 9Ok:10200</text:p>
      <text:p text:style-name="P26">) <text:s text:c="14"/>= 9</text:p>
      <text:p text:style-name="P26">read(0, create 2</text:p>
      <text:p text:style-name="P26">"create 2\n", 1024) <text:s text:c="12"/>= 9</text:p>
      <text:p text:style-name="P26">poll([{fd=8, events=POLLIN}], 1, 0) <text:s text:c="4"/>= 1 ([{fd=8, revents=POLLIN}])</text:p>
      <text:p text:style-name="P26">read(8, "\1\0\0\0\0\0\0\0", 8) <text:s text:c="9"/>= 8</text:p>
      <text:p text:style-name="P26">poll([{fd=8, events=POLLIN}], 1, 0) <text:s text:c="4"/>= 0 (Timeout)</text:p>
      <text:p text:style-name="P26">write(6, "\1\0\0\0\0\0\0\0", 8) <text:s text:c="8"/>= 8</text:p>
      <text:p text:style-name="P26">poll([{fd=8, events=POLLIN}], 1, -1) <text:s text:c="3"/>= 1 ([{fd=8, revents=POLLIN}])</text:p>
      <text:p text:style-name="P26">read(8, "\1\0\0\0\0\0\0\0", 8) <text:s text:c="9"/>= 8</text:p>
      <text:p text:style-name="P26">poll([{fd=8, events=POLLIN}], 1, 0) <text:s text:c="4"/>= 0 (Timeout)</text:p>
      <text:p text:style-name="P26">write(1, "Ok:10262\n", 9Ok:10262</text:p>
      <text:p text:style-name="P26">) <text:s text:c="14"/>= 9</text:p>
      <text:p text:style-name="P26">read(0, exec 2 3 1 2 3</text:p>
      <text:p text:style-name="P26">"exec 2 3 1 2 3\n", 1024) <text:s text:c="6"/>= 15</text:p>
      <text:p text:style-name="P26">poll([{fd=8, events=POLLIN}], 1, 0) <text:s text:c="4"/>= 0 (Timeout)</text:p>
      <text:p text:style-name="P26">write(6, "\1\0\0\0\0\0\0\0", 8) <text:s text:c="8"/>= 8</text:p>
      <text:p text:style-name="P26">poll([{fd=8, events=POLLIN}], 1, -1) <text:s text:c="3"/>= 1 ([{fd=8, revents=POLLIN}])</text:p>
      <text:p text:style-name="P26">read(8, "\1\0\0\0\0\0\0\0", 8) <text:s text:c="9"/>= 8</text:p>
      <text:p text:style-name="P26">poll([{fd=8, events=POLLIN}], 1, 0) <text:s text:c="4"/>= 0 (Timeout)</text:p>
      <text:p text:style-name="P26">write(6, "\1\0\0\0\0\0\0\0", 8) <text:s text:c="8"/>= 8</text:p>
      <text:p text:style-name="P26">write(1, "Error:2: Not found\n", 19Error:2: Not found</text:p>
      <text:p text:style-name="P26">) <text:s text:c="3"/>= 19</text:p>
      <text:p text:style-name="P26">read(0, exit</text:p>
      <text:p text:style-name="P26">"exit\n", 1024) <text:s text:c="16"/>= 5</text:p>
      <text:p text:style-name="P26">write(4, "\1\0\0\0\0\0\0\0", 8) <text:s text:c="8"/>= 8</text:p>
      <text:p text:style-name="P26">write(8, "\1\0\0\0\0\0\0\0", 8) <text:s text:c="8"/>= 8</text:p>
      <text:p text:style-name="P26">poll([{fd=3, events=POLLIN}], 1, -1) <text:s text:c="3"/>= 1 ([{fd=3, revents=POLLIN}])</text:p>
      <text:p text:style-name="P26">read(3, "\1\0\0\0\0\0\0\0", 8) <text:s text:c="9"/>= 8</text:p>
      <text:p text:style-name="P26"><text:soft-page-break/>write(6, "\1\0\0\0\0\0\0\0", 8) <text:s text:c="8"/>= 8</text:p>
      <text:p text:style-name="P26">close(7) <text:s text:c="31"/>= 0</text:p>
      <text:p text:style-name="P26">close(6) <text:s text:c="31"/>= 0</text:p>
      <text:p text:style-name="P26">close(5) <text:s text:c="31"/>= 0</text:p>
      <text:p text:style-name="P26">close(4) <text:s text:c="31"/>= 0</text:p>
      <text:p text:style-name="P26">close(3) <text:s text:c="31"/>= 0</text:p>
      <text:p text:style-name="P26">lseek(0, -1, SEEK_CUR) <text:s text:c="17"/>= -1 ESPIPE (Illegal seek)</text:p>
      <text:p text:style-name="P26">exit_group(0) <text:s text:c="26"/>= ?</text:p>
      <text:p text:style-name="P27">+++ exited with 0 +++</text:p>
      <text:h text:style-name="Heading_20_1" text:outline-level="1">Вывод</text:h>
      <text:p text:style-name="P10">В результате данной лабораторной работы <text:span text:style-name="T32">я научился работать с технологией очереди сообщений, создавать программы, создающие и связывающие процессы в определенные топологии. Так же я приобрел полезные навыки в отладке многопроцессорных приложений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26T20:43:37.463509410</dc:date>
    <meta:editing-cycles>58</meta:editing-cycles>
    <meta:editing-duration>PT3H43M3S</meta:editing-duration>
    <meta:generator>LibreOffice/6.0.7.3$Linux_X86_64 LibreOffice_project/00m0$Build-3</meta:generator>
    <meta:document-statistic meta:table-count="0" meta:image-count="0" meta:object-count="0" meta:page-count="34" meta:paragraph-count="906" meta:word-count="4994" meta:character-count="57861" meta:non-whitespace-character-count="464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